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3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3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6" style:family="table-cell" style:parent-style-name="Default" style:data-style-name="N3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ext-properties fo:color="#4F81B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4F81B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  <style:text-properties fo:color="#4F81B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4F81BD"/>
    </style:style>
    <style:style style:name="ce21" style:family="table-cell" style:parent-style-name="Default" style:data-style-name="N0">
      <style:text-properties fo:color="#4F81BD"/>
    </style:style>
    <style:style style:name="ce22" style:family="table-cell" style:parent-style-name="Default" style:data-style-name="N30"/>
    <style:style style:name="ce23" style:family="table-cell" style:parent-style-name="Default" style:data-style-name="N30">
      <style:table-cell-properties fo:border-top="none" fo:border-bottom="none" fo:border-left="thin solid #000000" fo:border-right="none"/>
      <style:text-properties fo:color="#4F81BD"/>
    </style:style>
    <style:style style:name="ce24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2"/>
    <style:style style:name="ce26" style:family="table-cell" style:parent-style-name="Default" style:data-style-name="N30">
      <style:table-cell-properties fo:border-top="thin solid #000000" fo:border-bottom="none" fo:border-left="thin solid #000000" fo:border-right="none"/>
    </style:style>
    <style:style style:name="ce27" style:family="table-cell" style:parent-style-name="Default" style:data-style-name="N30">
      <style:table-cell-properties fo:border-top="thin solid #000000" fo:border-bottom="none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4F81B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  <style:text-properties fo:color="#4F81B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4F81BD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none"/>
      <style:text-properties fo:color="#4F81BD"/>
    </style:style>
    <style:style style:name="ce32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4F81B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4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color="#4F81BD"/>
    </style:style>
    <style:style style:name="ce35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4F81BD"/>
    </style:style>
    <style:style style:name="ce36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4F81BD"/>
    </style:style>
    <style:style style:name="ce37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4F81BD"/>
    </style:style>
    <style:style style:name="ce38" style:family="table-cell" style:parent-style-name="Default" style:data-style-name="N30">
      <style:table-cell-properties style:vertical-align="automatic" fo:wrap-option="wrap"/>
    </style:style>
    <style:style style:name="ce39" style:family="table-cell" style:parent-style-name="Default" style:data-style-name="N30">
      <style:table-cell-properties fo:border-top="thin solid #000000" fo:border-bottom="none" fo:border-left="none" fo:border-right="none" style:vertical-align="automatic" fo:wrap-option="wrap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color="#4F81B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/>
      <style:text-properties fo:color="#000000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wrap-option="wrap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fo:background-color="#A5A5A5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none" fo:background-color="#A5A5A5"/>
    </style:style>
    <style:style style:name="ce45" style:family="table-cell" style:parent-style-name="Default" style:data-style-name="N0">
      <style:table-cell-properties fo:background-color="transparent"/>
      <style:text-properties fo:color="#000000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color="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none" fo:background-color="#A5A5A5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000000"/>
    </style:style>
    <style:style style:name="ce49" style:family="table-cell" style:parent-style-name="Default" style:data-style-name="N30">
      <style:text-properties fo:color="#FF0000"/>
    </style:style>
    <style:style style:name="ce50" style:family="table-cell" style:parent-style-name="Default" style:data-style-name="N30"/>
    <style:style style:name="ce51" style:family="table-cell" style:parent-style-name="Default" style:data-style-name="N30">
      <style:table-cell-properties fo:background-color="#A5A5A5"/>
    </style:style>
    <style:style style:name="ce52" style:family="table-cell" style:parent-style-name="Default" style:data-style-name="N30">
      <style:table-cell-properties fo:background-color="#D8D8D8"/>
    </style:style>
    <style:style style:name="ce53" style:family="table-cell" style:parent-style-name="Default" style:data-style-name="N30">
      <style:text-properties fo:color="#000000"/>
    </style:style>
    <style:style style:name="ce54" style:family="table-cell" style:parent-style-name="Default" style:data-style-name="N30">
      <style:table-cell-properties fo:border-top="thin solid #000000" fo:border-bottom="none" fo:border-left="thin solid #000000" fo:border-right="none"/>
      <style:text-properties fo:color="#FF0000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/>
      <style:text-properties fo:color="#FF0000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/>
      <style:text-properties fo:color="#9BBB59"/>
    </style:style>
    <style:style style:name="ce57" style:family="table-cell" style:parent-style-name="Default" style:data-style-name="N30">
      <style:table-cell-properties fo:background-color="#A5A5A5"/>
      <style:text-properties fo:color="#000000"/>
    </style:style>
    <style:style style:name="ce58" style:family="table-cell" style:parent-style-name="Default" style:data-style-name="N0">
      <style:text-properties fo:color="#FF0000"/>
    </style:style>
    <style:style style:name="ce59" style:family="table-cell" style:parent-style-name="Default" style:data-style-name="N0">
      <style:table-cell-properties fo:background-color="#DBEEF3"/>
    </style:style>
    <style:style style:name="ce60" style:family="table-cell" style:parent-style-name="Default" style:data-style-name="N30">
      <style:table-cell-properties fo:background-color="#DBEEF3"/>
    </style:style>
    <style:style style:name="ce61" style:family="table-cell" style:parent-style-name="Default" style:data-style-name="N30">
      <style:table-cell-properties fo:background-color="#DBEEF3"/>
      <style:text-properties fo:color="#000000"/>
    </style:style>
    <style:style style:name="ce62" style:family="table-cell" style:parent-style-name="Default" style:data-style-name="N30">
      <style:table-cell-properties fo:background-color="#DBEEF3"/>
      <style:text-properties fo:color="#FF0000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0">
      <style:table-cell-properties fo:background-color="transparent"/>
      <style:text-properties fo:color="#FF0000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67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thin solid #000000"/>
      <style:text-properties fo:color="#4F81BD"/>
    </style:style>
    <style:style style:name="ce69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70" style:family="table-cell" style:parent-style-name="Default" style:data-style-name="N30">
      <style:table-cell-properties fo:border-top="thin solid #000000" fo:border-bottom="none" fo:border-left="thin solid #000000" fo:border-right="thin solid #000000" fo:background-color="transparent"/>
    </style:style>
    <style:style style:name="ce71" style:family="table-cell" style:parent-style-name="Default" style:data-style-name="N30">
      <style:table-cell-properties fo:border-top="none" fo:border-bottom="none" fo:border-left="thin solid #000000" fo:border-right="thin solid #000000" fo:background-color="transparent"/>
    </style:style>
    <style:style style:name="ce72" style:family="table-cell" style:parent-style-name="Default" style:data-style-name="N30">
      <style:table-cell-properties fo:border-top="none" fo:border-bottom="thin solid #000000" fo:border-left="thin solid #000000" fo:border-right="thin solid #000000" fo:background-color="transparent"/>
    </style:style>
    <style:style style:name="ce73" style:family="table-cell" style:parent-style-name="Default" style:data-style-name="N30">
      <style:table-cell-properties fo:border-top="none" fo:border-bottom="none" fo:border-left="thin solid #000000" fo:border-right="thin solid #000000" fo:background-color="#A5A5A5"/>
    </style:style>
    <style:style style:name="ce74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A5A5A5"/>
      <style:text-properties fo:color="#4F81BD"/>
    </style:style>
    <style:style style:name="ce75" style:family="table-cell" style:parent-style-name="Default" style:data-style-name="N30">
      <style:table-cell-properties fo:border-top="none" fo:border-bottom="none" fo:border-left="thin solid #000000" fo:border-right="thin solid #000000" fo:background-color="#A5A5A5"/>
      <style:text-properties fo:color="#4F81BD"/>
    </style:style>
    <style:style style:name="ce76" style:family="table-cell" style:parent-style-name="Default" style:data-style-name="N30">
      <style:table-cell-properties fo:border-top="none" fo:border-bottom="thin solid #000000" fo:border-left="thin solid #000000" fo:border-right="thin solid #000000" fo:background-color="#A5A5A5"/>
    </style:style>
    <style:style style:name="ce77" style:family="table-cell" style:parent-style-name="Default" style:data-style-name="N0">
      <style:text-properties fo:color="#000000"/>
    </style:style>
    <style:style style:name="ce78" style:family="table-cell" style:parent-style-name="Default" style:data-style-name="N0">
      <style:table-cell-properties fo:background-color="#DBE5F1"/>
    </style:style>
    <style:style style:name="ce79" style:family="table-cell" style:parent-style-name="Default" style:data-style-name="N30">
      <style:table-cell-properties fo:background-color="#DBE5F1"/>
    </style:style>
    <style:style style:name="ce80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color="#FF0000"/>
    </style:style>
    <style:style style:name="ce81" style:family="table-cell" style:parent-style-name="Default" style:data-style-name="N30">
      <style:table-cell-properties fo:border-top="none" fo:border-bottom="none" fo:border-left="thin solid #000000" fo:border-right="thin solid #000000"/>
      <style:text-properties fo:color="#FF0000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9BBB59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4F81BD"/>
    </style:style>
    <style:style style:name="ce8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A5A5A5" style:repeat-content="false"/>
      <style:paragraph-properties fo:text-align="start" fo:margin-left="0cm"/>
    </style:style>
    <style:style style:name="ce90" style:family="table-cell" style:parent-style-name="Default" style:data-style-name="N30">
      <style:table-cell-properties style:vertical-align="automatic" fo:background-color="#A5A5A5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C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5.265208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4.81541666666667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518958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8.440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4.5pt" style:use-optimal-row-height="false" fo:break-before="auto"/>
    </style:style>
    <style:style style:name="ro4" style:family="table-row">
      <style:table-row-properties style:row-height="47.2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HDL_arithmetic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gned n</text:p>
          </table:table-cell>
          <table:table-cell office:value-type="string" table:style-name="ce2">
            <text:p>-(2^(n-1))</text:p>
          </table:table-cell>
          <table:table-cell office:value-type="string" table:style-name="ce2">
            <text:p>(2^(n-1))-1</text:p>
          </table:table-cell>
          <table:table-cell table:number-columns-repeated="16381" table:style-name="ce1"/>
        </table:table-row>
        <table:table-row-group table:display="false">
          <table:table-row table:style-name="ro1" table:visibility="collapse">
            <table:table-cell office:value-type="string" table:style-name="ce17">
              <text:p>signed 3</text:p>
            </table:table-cell>
            <table:table-cell office:value-type="string" table:style-name="ce32">
              <text:p>-4</text:p>
            </table:table-cell>
            <table:table-cell office:value-type="string" table:style-name="ce32">
              <text:p>3</text:p>
            </table:table-cell>
            <table:table-cell table:number-columns-repeated="16381" table:style-name="ce17"/>
          </table:table-row>
          <table:table-row table:style-name="ro1" table:visibility="collapse">
            <table:table-cell office:value-type="string" table:style-name="ce17">
              <text:p>signed 4</text:p>
            </table:table-cell>
            <table:table-cell office:value-type="string" table:style-name="ce32">
              <text:p>-8</text:p>
            </table:table-cell>
            <table:table-cell office:value-type="string" table:style-name="ce32">
              <text:p>7</text:p>
            </table:table-cell>
            <table:table-cell table:number-columns-repeated="16381" table:style-name="ce17"/>
          </table:table-row>
        </table:table-row-group>
        <table:table-row table:style-name="ro1">
          <table:table-cell office:value-type="string" table:style-name="ce1">
            <text:p>unsigned n</text:p>
          </table:table-cell>
          <table:table-cell office:value-type="string" table:style-name="ce2">
            <text:p>0</text:p>
          </table:table-cell>
          <table:table-cell office:value-type="string" table:style-name="ce2">
            <text:p>(2^n)-1</text:p>
          </table:table-cell>
          <table:table-cell table:number-columns-repeated="2" table:style-name="ce1"/>
          <table:table-cell table:style-name="ce25"/>
          <table:table-cell table:number-columns-repeated="16378" table:style-name="ce1"/>
        </table:table-row>
        <table:table-row-group table:display="false">
          <table:table-row table:style-name="ro1" table:visibility="collapse">
            <table:table-cell office:value-type="string" table:style-name="ce17">
              <text:p>unsigned 3</text:p>
            </table:table-cell>
            <table:table-cell office:value-type="float" office:value="0" table:style-name="ce32">
              <text:p>0</text:p>
            </table:table-cell>
            <table:table-cell office:value-type="string" table:style-name="ce32">
              <text:p>7</text:p>
            </table:table-cell>
            <table:table-cell table:number-columns-repeated="16381" table:style-name="ce17"/>
          </table:table-row>
          <table:table-row table:style-name="ro1" table:visibility="collapse">
            <table:table-cell office:value-type="string" table:style-name="ce17">
              <text:p>unsigned 4</text:p>
            </table:table-cell>
            <table:table-cell office:value-type="string" table:style-name="ce32">
              <text:p>0</text:p>
            </table:table-cell>
            <table:table-cell office:value-type="string" table:style-name="ce32">
              <text:p>15</text:p>
            </table:table-cell>
            <table:table-cell table:number-columns-repeated="16381" table:style-name="ce17"/>
          </table:table-row>
        </table:table-row-group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3"/>
          <table:table-cell table:style-name="ce11"/>
          <table:table-cell table:style-name="ce33"/>
          <table:table-cell office:value-type="string" table:number-columns-spanned="3" table:number-rows-spanned="1" table:style-name="ce91">
            <text:p>mathematical = Matlab</text:p>
          </table:table-cell>
          <table:covered-table-cell table:number-columns-repeated="2"/>
          <table:table-cell office:value-type="string" table:style-name="ce65">
            <text:p>std_logic_arith</text:p>
          </table:table-cell>
          <table:table-cell office:value-type="string" table:style-name="ce66">
            <text:p>numeric_std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5">
            <text:p>OP</text:p>
          </table:table-cell>
          <table:table-cell office:value-type="string" table:style-name="ce6">
            <text:p>arg1</text:p>
          </table:table-cell>
          <table:table-cell office:value-type="string" table:style-name="ce7">
            <text:p>arg2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min</text:p>
          </table:table-cell>
          <table:table-cell office:value-type="string" table:style-name="ce8">
            <text:p>max</text:p>
          </table:table-cell>
          <table:table-cell table:style-name="ce6"/>
          <table:table-cell table:style-name="ce15"/>
          <table:table-cell table:number-columns-repeated="16375"/>
        </table:table-row>
        <table:table-row table:style-name="ro2">
          <table:table-cell table:style-name="ce1"/>
          <table:table-cell office:value-type="string" table:style-name="ce14">
            <text:p>+</text:p>
          </table:table-cell>
          <table:table-cell office:value-type="string" table:style-name="ce3">
            <text:p>signed n</text:p>
          </table:table-cell>
          <table:table-cell office:value-type="string" table:style-name="ce5">
            <text:p>signed m</text:p>
          </table:table-cell>
          <table:table-cell office:value-type="string" table:style-name="ce11">
            <text:p>signed max(n,m)+1</text:p>
          </table:table-cell>
          <table:table-cell office:value-type="string" table:style-name="ce39">
            <text:p>min(arg1)+min(arg2) =</text:p>
            <text:p>-(2^(n-1)) - (2^(m-1))</text:p>
          </table:table-cell>
          <table:table-cell office:value-type="string" table:style-name="ce42">
            <text:p>max(arg1)+max(arg2) =</text:p>
            <text:p>(2^(n-1)) + (2^(m-1))-2</text:p>
          </table:table-cell>
          <table:table-cell office:value-type="string" table:style-name="ce49">
            <text:p>signed max(n, m)</text:p>
          </table:table-cell>
          <table:table-cell office:value-type="string" table:style-name="ce80">
            <text:p>signed max(n, m)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8"/>
            <table:table-cell office:value-type="string" table:style-name="ce19">
              <text:p>signed 3</text:p>
            </table:table-cell>
            <table:table-cell office:value-type="string" table:style-name="ce20">
              <text:p>signed 4</text:p>
            </table:table-cell>
            <table:table-cell office:value-type="string" table:style-name="ce19">
              <text:p>signed 5</text:p>
            </table:table-cell>
            <table:table-cell office:value-type="float" office:value="-12" table:formula="msoxl:=B4+B5" table:style-name="ce34">
              <text:p>-12</text:p>
            </table:table-cell>
            <table:table-cell office:value-type="float" office:value="10" table:formula="msoxl:=C4+C5" table:style-name="ce35">
              <text:p>10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2">
          <table:table-cell table:style-name="ce1"/>
          <table:table-cell table:style-name="ce14"/>
          <table:table-cell office:value-type="string" table:style-name="ce3">
            <text:p>unsigned n</text:p>
          </table:table-cell>
          <table:table-cell office:value-type="string" table:style-name="ce5">
            <text:p>unsigned m</text:p>
          </table:table-cell>
          <table:table-cell office:value-type="string" table:style-name="ce3">
            <text:p>unsigned max(n,m)+1</text:p>
          </table:table-cell>
          <table:table-cell office:value-type="string" table:style-name="ce22">
            <text:p>min(arg1)+min(arg2) = 0</text:p>
          </table:table-cell>
          <table:table-cell office:value-type="string" table:style-name="ce16">
            <text:p>max(arg1)+max(arg2) =<text:s/></text:p>
            <text:p>(2^n)+(2^m)-2</text:p>
          </table:table-cell>
          <table:table-cell office:value-type="string" table:style-name="ce49">
            <text:p>unsigned max(n, m)</text:p>
          </table:table-cell>
          <table:table-cell office:value-type="string" table:style-name="ce81">
            <text:p>unsigned max(n, m)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8"/>
            <table:table-cell office:value-type="string" table:style-name="ce19">
              <text:p>unsigned 3</text:p>
            </table:table-cell>
            <table:table-cell office:value-type="string" table:style-name="ce20">
              <text:p>unsigned 4</text:p>
            </table:table-cell>
            <table:table-cell office:value-type="string" table:style-name="ce19">
              <text:p>unsigned 5</text:p>
            </table:table-cell>
            <table:table-cell office:value-type="float" office:value="0" table:formula="msoxl:=B7+B8" table:style-name="ce34">
              <text:p>0</text:p>
            </table:table-cell>
            <table:table-cell office:value-type="float" office:value="22" table:formula="msoxl:=C7+C8" table:style-name="ce35">
              <text:p>22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2">
          <table:table-cell table:style-name="ce17"/>
          <table:table-cell table:style-name="ce18"/>
          <table:table-cell office:value-type="string" table:style-name="ce3">
            <text:p>signed n</text:p>
          </table:table-cell>
          <table:table-cell office:value-type="string" table:style-name="ce5">
            <text:p>unsigned m</text:p>
          </table:table-cell>
          <table:table-cell office:value-type="string" table:style-name="ce3">
            <text:p>signed max(n,m+1)+1</text:p>
          </table:table-cell>
          <table:table-cell office:value-type="string" table:style-name="ce38">
            <text:p>min(arg1)+min(arg2) =</text:p>
            <text:p>-(2^(n-1))</text:p>
          </table:table-cell>
          <table:table-cell office:value-type="string" table:style-name="ce16">
            <text:p>max(arg1)+max(arg2) =</text:p>
            <text:p>(2^(n-1)) + (2^m)-2</text:p>
          </table:table-cell>
          <table:table-cell office:value-type="string" table:style-name="ce49">
            <text:p>signed max(n, m+1)</text:p>
          </table:table-cell>
          <table:table-cell table:style-name="ce75"/>
          <table:table-cell table:number-columns-repeated="16375" table:style-name="ce17"/>
        </table:table-row>
        <table:table-row-group table:display="false">
          <table:table-row table:style-name="ro1" table:visibility="collapse">
            <table:table-cell table:style-name="ce17"/>
            <table:table-cell table:style-name="ce18"/>
            <table:table-cell office:value-type="string" table:style-name="ce19">
              <text:p>signed 4</text:p>
            </table:table-cell>
            <table:table-cell office:value-type="string" table:style-name="ce20">
              <text:p>unsigned 3</text:p>
            </table:table-cell>
            <table:table-cell office:value-type="string" table:style-name="ce19">
              <text:p>signed 5</text:p>
            </table:table-cell>
            <table:table-cell office:value-type="float" office:value="-8" table:formula="msoxl:=B5+B7" table:style-name="ce34">
              <text:p>-8</text:p>
            </table:table-cell>
            <table:table-cell office:value-type="float" office:value="14" table:formula="msoxl:=C5+C7" table:style-name="ce35">
              <text:p>14</text:p>
            </table:table-cell>
            <table:table-cell table:style-name="ce23"/>
            <table:table-cell table:style-name="ce75"/>
            <table:table-cell table:number-columns-repeated="16375" table:style-name="ce17"/>
          </table:table-row>
          <table:table-row table:style-name="ro1" table:visibility="collapse">
            <table:table-cell table:style-name="ce17"/>
            <table:table-cell table:style-name="ce18"/>
            <table:table-cell office:value-type="string" table:style-name="ce19">
              <text:p>signed 3</text:p>
            </table:table-cell>
            <table:table-cell office:value-type="string" table:style-name="ce20">
              <text:p>unsigned 4</text:p>
            </table:table-cell>
            <table:table-cell office:value-type="string" table:style-name="ce19">
              <text:p>signed 6</text:p>
            </table:table-cell>
            <table:table-cell office:value-type="float" office:value="-4" table:formula="msoxl:=B4+B8" table:style-name="ce34">
              <text:p>-4</text:p>
            </table:table-cell>
            <table:table-cell office:value-type="float" office:value="18" table:formula="msoxl:=C4+C8" table:style-name="ce35">
              <text:p>18</text:p>
            </table:table-cell>
            <table:table-cell table:style-name="ce23"/>
            <table:table-cell table:style-name="ce74"/>
            <table:table-cell table:number-columns-repeated="16375" table:style-name="ce17"/>
          </table:table-row>
        </table:table-row-group>
        <table:table-row table:style-name="ro2">
          <table:table-cell/>
          <table:table-cell office:value-type="string" table:style-name="ce26">
            <text:p>- (binary)</text:p>
          </table:table-cell>
          <table:table-cell office:value-type="string" table:style-name="ce11">
            <text:p>signed n</text:p>
          </table:table-cell>
          <table:table-cell office:value-type="string" table:style-name="ce12">
            <text:p>signed m</text:p>
          </table:table-cell>
          <table:table-cell office:value-type="string" table:style-name="ce33">
            <text:p>signed max(n,m)+1</text:p>
          </table:table-cell>
          <table:table-cell office:value-type="string" table:style-name="ce39">
            <text:p>min(arg1)-max(arg2) =</text:p>
            <text:p>-(2^(n-1))-(2^(m-1))+1</text:p>
          </table:table-cell>
          <table:table-cell office:value-type="string" table:style-name="ce39">
            <text:p>max(arg1)-min(arg2) =</text:p>
            <text:p>(2^(n-1))-1 + (2^(m-1))</text:p>
          </table:table-cell>
          <table:table-cell office:value-type="string" table:style-name="ce54">
            <text:p>signed max(n, m)</text:p>
          </table:table-cell>
          <table:table-cell office:value-type="string" table:style-name="ce69">
            <text:p>signed max(n, m)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/>
            <table:table-cell table:style-name="ce3"/>
            <table:table-cell office:value-type="string" table:style-name="ce19">
              <text:p>signed 4</text:p>
            </table:table-cell>
            <table:table-cell office:value-type="string" table:style-name="ce20">
              <text:p>signed 3</text:p>
            </table:table-cell>
            <table:table-cell office:value-type="string" table:style-name="ce21">
              <text:p>signed 5</text:p>
            </table:table-cell>
            <table:table-cell office:value-type="float" office:value="-11" table:formula="msoxl:=B5-C4" table:style-name="ce34">
              <text:p>-11</text:p>
            </table:table-cell>
            <table:table-cell office:value-type="float" office:value="11" table:formula="msoxl:=C5-B4" table:style-name="ce34">
              <text:p>11</text:p>
            </table:table-cell>
            <table:table-cell table:style-name="ce9"/>
            <table:table-cell table:style-name="ce67"/>
            <table:table-cell table:number-columns-repeated="16375"/>
          </table:table-row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signed 3</text:p>
            </table:table-cell>
            <table:table-cell office:value-type="string" table:style-name="ce20">
              <text:p>signed 4</text:p>
            </table:table-cell>
            <table:table-cell office:value-type="string" table:style-name="ce21">
              <text:p>signed 5</text:p>
            </table:table-cell>
            <table:table-cell office:value-type="float" office:value="-11" table:formula="msoxl:=B4-C5" table:style-name="ce34">
              <text:p>-11</text:p>
            </table:table-cell>
            <table:table-cell office:value-type="float" office:value="11" table:formula="msoxl:=C4-B5" table:style-name="ce34">
              <text:p>11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2">
          <table:table-cell/>
          <table:table-cell table:style-name="ce3"/>
          <table:table-cell office:value-type="string" table:style-name="ce3">
            <text:p>unsigned n</text:p>
          </table:table-cell>
          <table:table-cell office:value-type="string" table:style-name="ce5">
            <text:p>unsigned m</text:p>
          </table:table-cell>
          <table:table-cell office:value-type="string" table:style-name="ce4">
            <text:p>signed max(n,m)+1</text:p>
          </table:table-cell>
          <table:table-cell office:value-type="string" table:style-name="ce38">
            <text:p>min(arg1)-max(arg2) =</text:p>
            <text:p>-(2^m)+1</text:p>
          </table:table-cell>
          <table:table-cell office:value-type="string" table:style-name="ce38">
            <text:p>max(arg1)-min(arg2) =</text:p>
            <text:p>(2^n)-1</text:p>
          </table:table-cell>
          <table:table-cell office:value-type="string" table:style-name="ce55">
            <text:p>unsigned max(n, m)</text:p>
          </table:table-cell>
          <table:table-cell office:value-type="string" table:style-name="ce67">
            <text:p>unsigned max(n, m)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unsigned 4</text:p>
            </table:table-cell>
            <table:table-cell office:value-type="string" table:style-name="ce20">
              <text:p>unsigned 3</text:p>
            </table:table-cell>
            <table:table-cell office:value-type="string" table:style-name="ce21">
              <text:p>signed 5</text:p>
            </table:table-cell>
            <table:table-cell office:value-type="float" office:value="-7" table:formula="msoxl:=B8-C7" table:style-name="ce34">
              <text:p>-7</text:p>
            </table:table-cell>
            <table:table-cell office:value-type="float" office:value="15" table:formula="msoxl:=C8-B7" table:style-name="ce34">
              <text:p>15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unsigned 3</text:p>
            </table:table-cell>
            <table:table-cell office:value-type="string" table:style-name="ce20">
              <text:p>unsigned 4</text:p>
            </table:table-cell>
            <table:table-cell office:value-type="string" table:style-name="ce21">
              <text:p>signed 5</text:p>
            </table:table-cell>
            <table:table-cell office:value-type="float" office:value="-15" table:formula="msoxl:=B7-C8" table:style-name="ce34">
              <text:p>-15</text:p>
            </table:table-cell>
            <table:table-cell office:value-type="float" office:value="7" table:formula="msoxl:=C7-B8" table:style-name="ce34">
              <text:p>7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2">
          <table:table-cell/>
          <table:table-cell table:style-name="ce3"/>
          <table:table-cell office:value-type="string" table:style-name="ce3">
            <text:p>signed n</text:p>
          </table:table-cell>
          <table:table-cell office:value-type="string" table:style-name="ce5">
            <text:p>unsigned m</text:p>
          </table:table-cell>
          <table:table-cell office:value-type="string" table:style-name="ce4">
            <text:p>signed max(n,m+1)+1</text:p>
          </table:table-cell>
          <table:table-cell office:value-type="string" table:style-name="ce38">
            <text:p>min(arg1)-max(arg2) =</text:p>
            <text:p>-(2^(n-1))-(2^m)+1</text:p>
          </table:table-cell>
          <table:table-cell office:value-type="string" table:style-name="ce38">
            <text:p>max(arg1)-min(arg2) =</text:p>
            <text:p>2^(n-1))-1</text:p>
          </table:table-cell>
          <table:table-cell office:value-type="string" table:style-name="ce55">
            <text:p>signed max(n, m+1)</text:p>
          </table:table-cell>
          <table:table-cell table:style-name="ce73"/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signed 4</text:p>
            </table:table-cell>
            <table:table-cell office:value-type="string" table:style-name="ce20">
              <text:p>unsigned 3</text:p>
            </table:table-cell>
            <table:table-cell office:value-type="string" table:style-name="ce21">
              <text:p>signed 5</text:p>
            </table:table-cell>
            <table:table-cell office:value-type="float" office:value="-15" table:formula="msoxl:=B5-C7" table:style-name="ce34">
              <text:p>-15</text:p>
            </table:table-cell>
            <table:table-cell office:value-type="float" office:value="7" table:formula="msoxl:=C5-B7" table:style-name="ce34">
              <text:p>7</text:p>
            </table:table-cell>
            <table:table-cell table:style-name="ce23"/>
            <table:table-cell table:style-name="ce75"/>
            <table:table-cell table:number-columns-repeated="16375" table:style-name="ce17"/>
          </table:table-row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signed 3</text:p>
            </table:table-cell>
            <table:table-cell office:value-type="string" table:style-name="ce20">
              <text:p>unsigned 4</text:p>
            </table:table-cell>
            <table:table-cell office:value-type="string" table:style-name="ce21">
              <text:p>signed 6</text:p>
            </table:table-cell>
            <table:table-cell office:value-type="float" office:value="-19" table:formula="msoxl:=B4-C8" table:style-name="ce34">
              <text:p>-19</text:p>
            </table:table-cell>
            <table:table-cell office:value-type="float" office:value="3" table:formula="msoxl:=C4-B8" table:style-name="ce34">
              <text:p>3</text:p>
            </table:table-cell>
            <table:table-cell table:style-name="ce23"/>
            <table:table-cell table:style-name="ce75"/>
            <table:table-cell table:number-columns-repeated="16375" table:style-name="ce17"/>
          </table:table-row>
        </table:table-row-group>
        <table:table-row table:style-name="ro2">
          <table:table-cell/>
          <table:table-cell table:style-name="ce3"/>
          <table:table-cell office:value-type="string" table:style-name="ce3">
            <text:p>unsigned n</text:p>
          </table:table-cell>
          <table:table-cell office:value-type="string" table:style-name="ce5">
            <text:p>signed m</text:p>
          </table:table-cell>
          <table:table-cell office:value-type="string" table:style-name="ce4">
            <text:p>signed max(n+1,m)+1</text:p>
          </table:table-cell>
          <table:table-cell office:value-type="string" table:style-name="ce38">
            <text:p>min(arg1)-max(arg2) =</text:p>
            <text:p>-(2^(m-1))+1</text:p>
          </table:table-cell>
          <table:table-cell office:value-type="string" table:style-name="ce38">
            <text:p>max(arg1)-min(arg2) =</text:p>
            <text:p>(2^n)-1 + (2^(m-1))</text:p>
          </table:table-cell>
          <table:table-cell office:value-type="string" table:style-name="ce55">
            <text:p>signed max(n+1, m)</text:p>
          </table:table-cell>
          <table:table-cell table:style-name="ce73"/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unsigned 4</text:p>
            </table:table-cell>
            <table:table-cell office:value-type="string" table:style-name="ce20">
              <text:p>signed 3</text:p>
            </table:table-cell>
            <table:table-cell office:value-type="string" table:style-name="ce21">
              <text:p>signed 6</text:p>
            </table:table-cell>
            <table:table-cell office:value-type="float" office:value="-3" table:formula="msoxl:=B8-C4" table:style-name="ce34">
              <text:p>-3</text:p>
            </table:table-cell>
            <table:table-cell office:value-type="float" office:value="19" table:formula="msoxl:=C8-B4" table:style-name="ce34">
              <text:p>19</text:p>
            </table:table-cell>
            <table:table-cell table:style-name="ce23"/>
            <table:table-cell table:style-name="ce75"/>
            <table:table-cell table:number-columns-repeated="16375" table:style-name="ce17"/>
          </table:table-row>
          <table:table-row table:style-name="ro1" table:visibility="collapse">
            <table:table-cell table:style-name="ce17"/>
            <table:table-cell table:style-name="ce29"/>
            <table:table-cell office:value-type="string" table:style-name="ce29">
              <text:p>unsigned 3</text:p>
            </table:table-cell>
            <table:table-cell office:value-type="string" table:style-name="ce30">
              <text:p>signed 4</text:p>
            </table:table-cell>
            <table:table-cell office:value-type="string" table:style-name="ce40">
              <text:p>signed 5</text:p>
            </table:table-cell>
            <table:table-cell office:value-type="float" office:value="-7" table:formula="msoxl:=B7-C5" table:style-name="ce36">
              <text:p>-7</text:p>
            </table:table-cell>
            <table:table-cell office:value-type="float" office:value="15" table:formula="msoxl:=C7-B5" table:style-name="ce36">
              <text:p>15</text:p>
            </table:table-cell>
            <table:table-cell table:style-name="ce31"/>
            <table:table-cell table:style-name="ce74"/>
            <table:table-cell table:number-columns-repeated="16375" table:style-name="ce17"/>
          </table:table-row>
        </table:table-row-group>
        <table:table-row table:style-name="ro1">
          <table:table-cell/>
          <table:table-cell office:value-type="string" table:style-name="ce26">
            <text:p>- (unary)</text:p>
          </table:table-cell>
          <table:table-cell office:value-type="string" table:style-name="ce3">
            <text:p>signed n</text:p>
          </table:table-cell>
          <table:table-cell table:style-name="ce5"/>
          <table:table-cell office:value-type="string" table:style-name="ce4">
            <text:p>signed (n+1)</text:p>
          </table:table-cell>
          <table:table-cell office:value-type="string" table:style-name="ce22">
            <text:p>-max(arg1) = -(2^(n-1))+1</text:p>
          </table:table-cell>
          <table:table-cell office:value-type="string" table:style-name="ce10">
            <text:p>-min(arg1) = (2^(n-1))</text:p>
          </table:table-cell>
          <table:table-cell office:value-type="string" table:style-name="ce55">
            <text:p>signed n</text:p>
          </table:table-cell>
          <table:table-cell office:value-type="string" table:style-name="ce80">
            <text:p>signed n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8"/>
            <table:table-cell office:value-type="string" table:style-name="ce19">
              <text:p>signed 4</text:p>
            </table:table-cell>
            <table:table-cell table:style-name="ce20"/>
            <table:table-cell office:value-type="string" table:style-name="ce21">
              <text:p>signed 5</text:p>
            </table:table-cell>
            <table:table-cell office:value-type="float" office:value="-7" table:formula="msoxl:=-C5" table:style-name="ce34">
              <text:p>-7</text:p>
            </table:table-cell>
            <table:table-cell office:value-type="float" office:value="8" table:formula="msoxl:=-B5" table:style-name="ce35">
              <text:p>8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1">
          <table:table-cell/>
          <table:table-cell table:style-name="ce14"/>
          <table:table-cell office:value-type="string" table:style-name="ce3">
            <text:p>unsigned n</text:p>
          </table:table-cell>
          <table:table-cell table:style-name="ce5"/>
          <table:table-cell office:value-type="string" table:style-name="ce4">
            <text:p>signed (n+1)</text:p>
          </table:table-cell>
          <table:table-cell office:value-type="string" table:style-name="ce22">
            <text:p>-max(arg1) = -((2^n)-1)</text:p>
          </table:table-cell>
          <table:table-cell office:value-type="string" table:style-name="ce10">
            <text:p>-min(arg1) = 0</text:p>
          </table:table-cell>
          <table:table-cell table:style-name="ce43"/>
          <table:table-cell table:style-name="ce73"/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28"/>
            <table:table-cell office:value-type="string" table:style-name="ce29">
              <text:p>unsigned 4</text:p>
            </table:table-cell>
            <table:table-cell table:style-name="ce30"/>
            <table:table-cell office:value-type="string" table:style-name="ce40">
              <text:p>signed 5</text:p>
            </table:table-cell>
            <table:table-cell office:value-type="float" office:value="-15" table:formula="msoxl:=-C8" table:style-name="ce36">
              <text:p>-15</text:p>
            </table:table-cell>
            <table:table-cell office:value-type="float" office:value="0" table:formula="msoxl:=-B8" table:style-name="ce37">
              <text:p>0</text:p>
            </table:table-cell>
            <table:table-cell table:style-name="ce44"/>
            <table:table-cell table:style-name="ce74"/>
            <table:table-cell table:number-columns-repeated="16375" table:style-name="ce17"/>
          </table:table-row>
        </table:table-row-group>
        <table:table-row table:style-name="ro3">
          <table:table-cell/>
          <table:table-cell office:value-type="string" table:style-name="ce11">
            <text:p>*</text:p>
          </table:table-cell>
          <table:table-cell office:value-type="string" table:style-name="ce11">
            <text:p>signed n</text:p>
          </table:table-cell>
          <table:table-cell office:value-type="string" table:style-name="ce33">
            <text:p>signed m</text:p>
          </table:table-cell>
          <table:table-cell office:value-type="string" table:style-name="ce11">
            <text:p>signed (n+m)</text:p>
          </table:table-cell>
          <table:table-cell office:value-type="string" table:style-name="ce39">
            <text:p>n&lt;=m:</text:p>
            <text:p>min(arg1)*max(arg2) =</text:p>
            <text:p>-(2^(n-1))*((2^(m-1))-1)</text:p>
            <text:p>n&gt;=m:</text:p>
            <text:p>max(arg1)*min(arg2) =</text:p>
            <text:p>-(2^(m-1))*((2^(n-1))-1)</text:p>
          </table:table-cell>
          <table:table-cell office:value-type="string" table:style-name="ce39">
            <text:p>min(arg1)* min(arg2) =</text:p>
            <text:p>(2^(n-1)) * (2^(n-1))</text:p>
          </table:table-cell>
          <table:table-cell office:value-type="string" table:style-name="ce26">
            <text:p>signed n+m</text:p>
          </table:table-cell>
          <table:table-cell office:value-type="string" table:style-name="ce69">
            <text:p>signed n+m</text:p>
          </table:table-cell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signed 3</text:p>
            </table:table-cell>
            <table:table-cell office:value-type="string" table:style-name="ce21">
              <text:p>signed 4</text:p>
            </table:table-cell>
            <table:table-cell office:value-type="string" table:style-name="ce19">
              <text:p>signed 7</text:p>
            </table:table-cell>
            <table:table-cell office:value-type="float" office:value="-28" table:formula="msoxl:=B4*C5" table:style-name="ce34">
              <text:p>-28</text:p>
            </table:table-cell>
            <table:table-cell office:value-type="float" office:value="32" table:formula="msoxl:=B4*B5" table:style-name="ce34">
              <text:p>32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4">
          <table:table-cell/>
          <table:table-cell table:style-name="ce3"/>
          <table:table-cell office:value-type="string" table:style-name="ce3">
            <text:p>unsigned n</text:p>
          </table:table-cell>
          <table:table-cell office:value-type="string" table:style-name="ce4">
            <text:p>unsigned m</text:p>
          </table:table-cell>
          <table:table-cell office:value-type="string" table:style-name="ce41">
            <text:p>unsigned (n+m)</text:p>
          </table:table-cell>
          <table:table-cell office:value-type="string" table:style-name="ce22">
            <text:p>min(arg1)*min(arg2) = 0</text:p>
          </table:table-cell>
          <table:table-cell office:value-type="string" table:style-name="ce38">
            <text:p>max(arg1)*max(arg2) =</text:p>
            <text:p>((2^n)-1)*((2^m)-1) =</text:p>
            <text:p>2^(n+m)-2^n-2^m+1</text:p>
          </table:table-cell>
          <table:table-cell office:value-type="string" table:style-name="ce9">
            <text:p>unsigned (n+m)</text:p>
          </table:table-cell>
          <table:table-cell office:value-type="string" table:style-name="ce67">
            <text:p>unsigned (n+m)</text:p>
          </table:table-cell>
          <table:table-cell table:number-columns-repeated="16375"/>
        </table:table-row>
        <table:table-row-group table:display="false">
          <table:table-row table:style-name="ro5" table:visibility="collapse">
            <table:table-cell table:style-name="ce17"/>
            <table:table-cell table:style-name="ce19"/>
            <table:table-cell office:value-type="string" table:style-name="ce19">
              <text:p>unsigned 3</text:p>
            </table:table-cell>
            <table:table-cell office:value-type="string" table:style-name="ce21">
              <text:p>unsigned 4</text:p>
            </table:table-cell>
            <table:table-cell office:value-type="string" table:style-name="ce19">
              <text:p>unsigned 7</text:p>
            </table:table-cell>
            <table:table-cell office:value-type="float" office:value="0" table:formula="msoxl:=B7*B8" table:style-name="ce34">
              <text:p>0</text:p>
            </table:table-cell>
            <table:table-cell office:value-type="float" office:value="105" table:formula="msoxl:=C7*C8" table:style-name="ce34">
              <text:p>105</text:p>
            </table:table-cell>
            <table:table-cell table:style-name="ce23"/>
            <table:table-cell table:style-name="ce68"/>
            <table:table-cell table:number-columns-repeated="16375" table:style-name="ce17"/>
          </table:table-row>
        </table:table-row-group>
        <table:table-row table:style-name="ro6">
          <table:table-cell table:style-name="ce17"/>
          <table:table-cell table:style-name="ce19"/>
          <table:table-cell office:value-type="string" table:style-name="ce3">
            <text:p>signed n</text:p>
          </table:table-cell>
          <table:table-cell office:value-type="string" table:style-name="ce4">
            <text:p>unsigned m</text:p>
          </table:table-cell>
          <table:table-cell office:value-type="string" table:style-name="ce41">
            <text:p>signed (n+m)</text:p>
          </table:table-cell>
          <table:table-cell office:value-type="string" table:style-name="ce38">
            <text:p>min(arg1)*max(arg2) =</text:p>
            <text:p>-(2^(n-1)) * ((2^m)-1)</text:p>
          </table:table-cell>
          <table:table-cell office:value-type="string" table:style-name="ce38">
            <text:p>max(arg1)*max(arg2) =</text:p>
            <text:p>(2^(n-1)-1) * ((2^m)-1)</text:p>
          </table:table-cell>
          <table:table-cell office:value-type="string" table:style-name="ce56">
            <text:p>signed n+m+1</text:p>
          </table:table-cell>
          <table:table-cell table:style-name="ce75"/>
          <table:table-cell table:number-columns-repeated="16375" table:style-name="ce17"/>
        </table:table-row>
        <table:table-row-group table:display="false">
          <table:table-row table:style-name="ro5" table:visibility="collapse">
            <table:table-cell table:style-name="ce17"/>
            <table:table-cell table:style-name="ce19"/>
            <table:table-cell office:value-type="string" table:style-name="ce19">
              <text:p>signed 4</text:p>
            </table:table-cell>
            <table:table-cell office:value-type="string" table:style-name="ce21">
              <text:p>unsigned 3</text:p>
            </table:table-cell>
            <table:table-cell office:value-type="string" table:style-name="ce19">
              <text:p>signed 7</text:p>
            </table:table-cell>
            <table:table-cell office:value-type="float" office:value="-56" table:formula="msoxl:=B5*C7" table:style-name="ce34">
              <text:p>-56</text:p>
            </table:table-cell>
            <table:table-cell office:value-type="float" office:value="49" table:formula="msoxl:=C5*C7" table:style-name="ce34">
              <text:p>49</text:p>
            </table:table-cell>
            <table:table-cell table:style-name="ce23"/>
            <table:table-cell table:style-name="ce75"/>
            <table:table-cell table:number-columns-repeated="16375" table:style-name="ce17"/>
          </table:table-row>
          <table:table-row table:style-name="ro1" table:visibility="collapse">
            <table:table-cell table:style-name="ce17"/>
            <table:table-cell table:style-name="ce19"/>
            <table:table-cell office:value-type="string" table:style-name="ce19">
              <text:p>signed 3</text:p>
            </table:table-cell>
            <table:table-cell office:value-type="string" table:style-name="ce21">
              <text:p>unsigned 4</text:p>
            </table:table-cell>
            <table:table-cell office:value-type="string" table:style-name="ce19">
              <text:p>signed 7</text:p>
            </table:table-cell>
            <table:table-cell office:value-type="float" office:value="-60" table:formula="msoxl:=B4*C8" table:style-name="ce34">
              <text:p>-60</text:p>
            </table:table-cell>
            <table:table-cell office:value-type="float" office:value="45" table:formula="msoxl:=C4*C8" table:style-name="ce34">
              <text:p>45</text:p>
            </table:table-cell>
            <table:table-cell table:style-name="ce31"/>
            <table:table-cell table:style-name="ce75"/>
            <table:table-cell table:number-columns-repeated="16375" table:style-name="ce17"/>
          </table:table-row>
        </table:table-row-group>
        <table:table-row table:style-name="ro1">
          <table:table-cell/>
          <table:table-cell office:value-type="string" table:style-name="ce11">
            <text:p>/</text:p>
          </table:table-cell>
          <table:table-cell office:value-type="string" table:style-name="ce11">
            <text:p>signed n</text:p>
          </table:table-cell>
          <table:table-cell office:value-type="string" table:style-name="ce46">
            <text:p>signed m</text:p>
          </table:table-cell>
          <table:table-cell office:value-type="string" table:style-name="ce11">
            <text:p>signed n+1</text:p>
          </table:table-cell>
          <table:table-cell table:number-columns-repeated="2" table:style-name="ce27"/>
          <table:table-cell table:style-name="ce47"/>
          <table:table-cell table:style-name="ce70"/>
          <table:table-cell table:number-columns-repeated="16375"/>
        </table:table-row>
        <table:table-row-group table:display="false">
          <table:table-row table:style-name="ro1" table:visibility="collapse">
            <table:table-cell/>
            <table:table-cell table:style-name="ce3"/>
            <table:table-cell office:value-type="string" table:style-name="ce19">
              <text:p>signed 3</text:p>
            </table:table-cell>
            <table:table-cell office:value-type="string" table:style-name="ce21">
              <text:p>signed 4</text:p>
            </table:table-cell>
            <table:table-cell office:value-type="string" table:style-name="ce19">
              <text:p>signed 4</text:p>
            </table:table-cell>
            <table:table-cell office:value-type="float" office:value="-4" table:formula="msoxl:=B4/1" table:style-name="ce34">
              <text:p>-4</text:p>
            </table:table-cell>
            <table:table-cell office:value-type="float" office:value="4" table:formula="msoxl:=B4/-1" table:style-name="ce34">
              <text:p>4</text:p>
            </table:table-cell>
            <table:table-cell table:style-name="ce43"/>
            <table:table-cell table:style-name="ce71"/>
            <table:table-cell table:number-columns-repeated="16375"/>
          </table:table-row>
          <table:table-row table:style-name="ro1" table:visibility="collapse">
            <table:table-cell/>
            <table:table-cell table:style-name="ce3"/>
            <table:table-cell office:value-type="string" table:style-name="ce19">
              <text:p>signed 4</text:p>
            </table:table-cell>
            <table:table-cell office:value-type="string" table:style-name="ce21">
              <text:p>signed 3</text:p>
            </table:table-cell>
            <table:table-cell office:value-type="string" table:style-name="ce19">
              <text:p>signed 5</text:p>
            </table:table-cell>
            <table:table-cell office:value-type="float" office:value="-8" table:formula="msoxl:=B5/1" table:style-name="ce34">
              <text:p>-8</text:p>
            </table:table-cell>
            <table:table-cell office:value-type="float" office:value="8" table:formula="msoxl:=B5/-1" table:style-name="ce34">
              <text:p>8</text:p>
            </table:table-cell>
            <table:table-cell table:style-name="ce43"/>
            <table:table-cell table:style-name="ce71"/>
            <table:table-cell table:number-columns-repeated="16375"/>
          </table:table-row>
        </table:table-row-group>
        <table:table-row table:style-name="ro1">
          <table:table-cell/>
          <table:table-cell table:style-name="ce3"/>
          <table:table-cell office:value-type="string" table:style-name="ce3">
            <text:p>unsigned n</text:p>
          </table:table-cell>
          <table:table-cell office:value-type="string" table:style-name="ce45">
            <text:p>unsigned m</text:p>
          </table:table-cell>
          <table:table-cell office:value-type="string" table:style-name="ce3">
            <text:p>unsigned n</text:p>
          </table:table-cell>
          <table:table-cell table:number-columns-repeated="2" table:style-name="ce22"/>
          <table:table-cell table:style-name="ce43"/>
          <table:table-cell table:style-name="ce71"/>
          <table:table-cell table:number-columns-repeated="16375"/>
        </table:table-row>
        <table:table-row-group table:display="false">
          <table:table-row table:style-name="ro1" table:visibility="collapse">
            <table:table-cell/>
            <table:table-cell table:style-name="ce3"/>
            <table:table-cell office:value-type="string" table:style-name="ce19">
              <text:p>unsigned 3</text:p>
            </table:table-cell>
            <table:table-cell office:value-type="string" table:style-name="ce21">
              <text:p>unsigned 4</text:p>
            </table:table-cell>
            <table:table-cell office:value-type="string" table:style-name="ce19">
              <text:p>unsigned 3</text:p>
            </table:table-cell>
            <table:table-cell office:value-type="float" office:value="0" table:formula="msoxl:=B7/1" table:style-name="ce34">
              <text:p>0</text:p>
            </table:table-cell>
            <table:table-cell office:value-type="float" office:value="7" table:formula="msoxl:=C7/1" table:style-name="ce34">
              <text:p>7</text:p>
            </table:table-cell>
            <table:table-cell table:style-name="ce43"/>
            <table:table-cell table:style-name="ce71"/>
            <table:table-cell table:number-columns-repeated="16375"/>
          </table:table-row>
        </table:table-row-group>
        <table:table-row table:style-name="ro1">
          <table:table-cell/>
          <table:table-cell table:style-name="ce3"/>
          <table:table-cell office:value-type="string" table:style-name="ce3">
            <text:p>signed n</text:p>
          </table:table-cell>
          <table:table-cell office:value-type="string" table:style-name="ce45">
            <text:p>unsigned m</text:p>
          </table:table-cell>
          <table:table-cell office:value-type="string" table:style-name="ce3">
            <text:p>signed</text:p>
          </table:table-cell>
          <table:table-cell table:number-columns-repeated="2" table:style-name="ce22"/>
          <table:table-cell table:style-name="ce43"/>
          <table:table-cell table:style-name="ce73"/>
          <table:table-cell table:number-columns-repeated="16375"/>
        </table:table-row>
        <table:table-row table:style-name="ro1">
          <table:table-cell/>
          <table:table-cell table:style-name="ce6"/>
          <table:table-cell office:value-type="string" table:style-name="ce6">
            <text:p>unsigned m</text:p>
          </table:table-cell>
          <table:table-cell office:value-type="string" table:style-name="ce48">
            <text:p>signed m</text:p>
          </table:table-cell>
          <table:table-cell office:value-type="string" table:style-name="ce6">
            <text:p>signed</text:p>
          </table:table-cell>
          <table:table-cell table:number-columns-repeated="2" table:style-name="ce24"/>
          <table:table-cell table:style-name="ce44"/>
          <table:table-cell table:style-name="ce76"/>
          <table:table-cell table:number-columns-repeated="16375"/>
        </table:table-row>
        <table:table-row table:style-name="ro1">
          <table:table-cell table:style-name="ce1"/>
          <table:table-cell office:value-type="string" table:style-name="ce11">
            <text:p>abs</text:p>
          </table:table-cell>
          <table:table-cell office:value-type="string" table:style-name="ce11">
            <text:p>signed n</text:p>
          </table:table-cell>
          <table:table-cell table:style-name="ce46"/>
          <table:table-cell office:value-type="string" table:style-name="ce11">
            <text:p>signed n+1</text:p>
          </table:table-cell>
          <table:table-cell office:value-type="string" table:style-name="ce27">
            <text:p>-(2^(n-1))+1</text:p>
          </table:table-cell>
          <table:table-cell office:value-type="string" table:style-name="ce27">
            <text:p>2^(n-1)</text:p>
          </table:table-cell>
          <table:table-cell table:style-name="ce47"/>
          <table:table-cell table:style-name="ce70"/>
          <table:table-cell table:number-columns-repeated="16375"/>
        </table:table-row>
        <table:table-row-group table:display="false">
          <table:table-row table:style-name="ro1" table:visibility="collapse">
            <table:table-cell table:style-name="ce1"/>
            <table:table-cell table:style-name="ce3"/>
            <table:table-cell office:value-type="string" table:style-name="ce19">
              <text:p>signed 3</text:p>
            </table:table-cell>
            <table:table-cell table:style-name="ce21"/>
            <table:table-cell office:value-type="string" table:style-name="ce19">
              <text:p>signed 4</text:p>
            </table:table-cell>
            <table:table-cell office:value-type="float" office:value="-3" table:formula="msoxl:=-C4" table:style-name="ce34">
              <text:p>-3</text:p>
            </table:table-cell>
            <table:table-cell office:value-type="float" office:value="4" table:formula="msoxl:=-B4" table:style-name="ce34">
              <text:p>4</text:p>
            </table:table-cell>
            <table:table-cell table:style-name="ce44"/>
            <table:table-cell table:style-name="ce72"/>
            <table:table-cell table:number-columns-repeated="16375"/>
          </table:table-row>
        </table:table-row-group>
        <table:table-row table:style-name="ro1">
          <table:table-cell table:style-name="ce1"/>
          <table:table-cell table:style-name="ce33"/>
          <table:table-cell table:style-name="ce82"/>
          <table:table-cell table:style-name="ce33"/>
          <table:table-cell table:style-name="ce82"/>
          <table:table-cell table:number-columns-repeated="2" table:style-name="ce33"/>
          <table:table-cell table:number-columns-repeated="16377" table:style-name="ce1"/>
        </table:table-row>
        <table:table-row table:style-name="ro1">
          <table:table-cell office:value-type="string" table:style-name="ce1">
            <text:p>Meaning:</text:p>
          </table:table-cell>
          <table:table-cell office:value-type="string" table:number-columns-spanned="3" table:number-rows-spanned="1" table:style-name="ce86">
            <text:p>range not sufficient</text:p>
          </table:table-cell>
          <table:covered-table-cell table:number-columns-repeated="2"/>
          <table:table-cell table:number-columns-repeated="3" table:style-name="ce4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87">
            <text:p>range larger than needed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style-name="ce17"/>
          <table:table-cell office:value-type="string" table:number-columns-spanned="3" table:number-rows-spanned="1" table:style-name="ce88">
            <text:p>example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style-name="ce17"/>
          <table:table-cell office:value-type="string" table:number-columns-spanned="3" table:number-rows-spanned="1" table:style-name="ce89">
            <text:p>function not available</text:p>
          </table:table-cell>
          <table:covered-table-cell table:number-columns-repeated="2"/>
          <table:table-cell table:number-columns-repeated="16380" table:style-name="ce1"/>
        </table:table-row>
        <table:table-row table:number-rows-repeated="1048521" table:style-name="ro1">
          <table:table-cell table:number-columns-repeated="16384"/>
        </table:table-row>
      </table:table>
      <table:table table:name="std_logic_arith" table:style-name="ta1"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style-name="ro1">
          <table:table-cell table:style-name="ce63"/>
          <table:table-cell table:number-columns-repeated="16383" table:style-name="ce1"/>
        </table:table-row>
        <table:table-row table:style-name="ro1">
          <table:table-cell office:value-type="string" table:style-name="ce63">
            <text:p>Meaning:</text:p>
          </table:table-cell>
          <table:table-cell office:value-type="string" table:style-name="ce51">
            <text:p>function not recommented</text:p>
          </table:table-cell>
          <table:table-cell table:number-columns-repeated="16382" table:style-name="ce1"/>
        </table:table-row>
        <table:table-row table:style-name="ro1">
          <table:table-cell table:style-name="ce63"/>
          <table:table-cell office:value-type="string" table:style-name="ce64">
            <text:p>dangerous behaviour</text:p>
          </table:table-cell>
          <table:table-cell table:number-columns-repeated="16382" table:style-name="ce1"/>
        </table:table-row>
        <table:table-row table:style-name="ro1">
          <table:table-cell table:style-name="ce63"/>
          <table:table-cell office:value-type="string" table:style-name="ce59">
            <text:p>internal function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3"/>
          <table:table-cell table:number-columns-repeated="16382" table:style-name="ce1"/>
        </table:table-row>
        <table:table-row table:style-name="ro1">
          <table:table-cell office:value-type="string" table:style-name="ce1">
            <text:p>func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ubpgm_id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synopsys built_in</text:p>
          </table:table-cell>
          <table:table-cell office:value-type="string" table:style-name="ce2">
            <text:p>comment</text:p>
          </table:table-cell>
          <table:table-cell table:number-columns-repeated="16377"/>
        </table:table-row>
        <table:table-row table:style-name="ro1" table:visibility="collapse">
          <table:table-cell table:style-name="ce59"/>
          <table:table-cell office:value-type="string" table:style-name="ce60">
            <text:p>MAKE_BINARY</text:p>
          </table:table-cell>
          <table:table-cell office:value-type="string" table:style-name="ce60">
            <text:p>unsigned n</text:p>
          </table:table-cell>
          <table:table-cell table:style-name="ce60"/>
          <table:table-cell office:value-type="string" table:style-name="ce60">
            <text:p>un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1">
            <text:p>unsigned n</text:p>
          </table:table-cell>
          <table:table-cell table:style-name="ce62"/>
          <table:table-cell office:value-type="string" table:style-name="ce61">
            <text:p>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1">
            <text:p>signed n</text:p>
          </table:table-cell>
          <table:table-cell table:style-name="ce62"/>
          <table:table-cell office:value-type="string" table:style-name="ce61">
            <text:p>un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0">
            <text:p>signed n</text:p>
          </table:table-cell>
          <table:table-cell table:style-name="ce60"/>
          <table:table-cell office:value-type="string" table:style-name="ce60">
            <text:p>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0">
            <text:p>std_logic_vec n</text:p>
          </table:table-cell>
          <table:table-cell table:style-name="ce60"/>
          <table:table-cell office:value-type="string" table:style-name="ce60">
            <text:p>std_logic_vec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0">
            <text:p>unsigned n</text:p>
          </table:table-cell>
          <table:table-cell table:style-name="ce60"/>
          <table:table-cell office:value-type="string" table:style-name="ce60">
            <text:p>std_logic_vec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table:style-name="ce60"/>
          <table:table-cell office:value-type="string" table:style-name="ce60">
            <text:p>signed n</text:p>
          </table:table-cell>
          <table:table-cell table:style-name="ce60"/>
          <table:table-cell office:value-type="string" table:style-name="ce60">
            <text:p>std_logic_vec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LEFT_SIGNED_ARG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m</text:p>
          </table:table-cell>
          <table:table-cell office:value-type="string" table:style-name="ce60">
            <text:p>signed n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LEFT_UNSIGNED_ARG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m</text:p>
          </table:table-cell>
          <table:table-cell office:value-type="string" table:style-name="ce61">
            <text:p>unsigned n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MULT_SIGNED_ARG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m</text:p>
          </table:table-cell>
          <table:table-cell office:value-type="string" table:style-name="ce61">
            <text:p>signed n+m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MULT_UNSIGNED_ARG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m</text:p>
          </table:table-cell>
          <table:table-cell office:value-type="string" table:style-name="ce61">
            <text:p>unsigned n+m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mult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m</text:p>
          </table:table-cell>
          <table:table-cell office:value-type="string" table:style-name="ce61">
            <text:p>signed n+m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mult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m</text:p>
          </table:table-cell>
          <table:table-cell office:value-type="string" table:style-name="ce61">
            <text:p>unsigned n+m (dt 0)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minus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m</text:p>
          </table:table-cell>
          <table:table-cell office:value-type="string" table:style-name="ce61">
            <text:p>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plus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m</text:p>
          </table:table-cell>
          <table:table-cell office:value-type="string" table:style-name="ce61">
            <text:p>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unsigned_minus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m</text:p>
          </table:table-cell>
          <table:table-cell office:value-type="string" table:style-name="ce61">
            <text:p>unsigned n</text:p>
          </table:table-cell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unsigned_plus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m</text:p>
          </table:table-cell>
          <table:table-cell office:value-type="string" table:style-name="ce61">
            <text:p>unsigned n</text:p>
          </table:table-cell>
          <table:table-cell table:number-columns-repeated="16379" table:style-name="ce5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2">
            <text:p>*</text:p>
          </table:table-cell>
          <table:table-cell office:value-type="string" table:style-name="ce2">
            <text:p>signed n</text:p>
          </table:table-cell>
          <table:table-cell office:value-type="string" table:style-name="ce2">
            <text:p>signed m</text:p>
          </table:table-cell>
          <table:table-cell office:value-type="string" table:style-name="ce53">
            <text:p>signed n+m (dt 0)</text:p>
          </table:table-cell>
          <table:table-cell table:number-columns-repeated="16379"/>
        </table:table-row>
        <table:table-row-group table:display="false">
          <table:table-row table:style-name="ro1" table:visibility="collapse">
            <table:table-cell office:value-type="float" office:value="295" table:style-name="ce1">
              <text:p>295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3">
              <text:p>unsigned n+m (dt 0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97" table:style-name="ce1">
              <text:p>297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3">
              <text:p>signed n+m+1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98" table:style-name="ce1">
              <text:p>298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0">
              <text:p>signed n+m+1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301" table:style-name="ce1">
              <text:p>301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n+m (dt 0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300" table:style-name="ce1">
              <text:p>300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n+m (dt 0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302" table:style-name="ce1">
              <text:p>30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n+m+1 (dt 0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303" table:style-name="ce1">
              <text:p>303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n+m+1 (dt 0)</text:p>
            </table:table-cell>
            <table:table-cell table:number-columns-repeated="16379"/>
          </table:table-row>
        </table:table-row-group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2">
            <text:p>+ (binary)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office:value-type="string" table:style-name="ce2">
            <text:p>unsigned max(n, m)</text:p>
          </table:table-cell>
          <table:table-cell table:number-columns-repeated="16379"/>
        </table:table-row>
        <table:table-row-group table:display="false">
          <table:table-row table:style-name="ro1" table:visibility="collapse">
            <table:table-cell office:value-type="float" office:value="237" table:style-name="ce1">
              <text:p>237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signed max(n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38" table:style-name="ce1">
              <text:p>238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signed max(n+1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39" table:style-name="ce1">
              <text:p>239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signed max(n, m+1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0" table:style-name="ce1">
              <text:p>240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2">
              <text:p>un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1" table:style-name="ce1">
              <text:p>241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un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2" table:style-name="ce1">
              <text:p>242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2">
              <text:p>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3" table:style-name="ce1">
              <text:p>243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4" table:style-name="ce1">
              <text:p>244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2">
              <text:p>un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5" table:style-name="ce1">
              <text:p>245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un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6" table:style-name="ce1">
              <text:p>246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53">
              <text:p>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47" table:style-name="ce1">
              <text:p>247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signed m</text:p>
            </table:table-cell>
            <table:table-cell office:value-type="string" table:style-name="ce53">
              <text:p>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0" table:style-name="ce1">
              <text:p>260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7">
              <text:p>std_logic_vec max(n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1" table:style-name="ce1">
              <text:p>261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7">
              <text:p>std_logic_vec max(n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2" table:style-name="ce1">
              <text:p>26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7">
              <text:p>std_logic_vec max(n+1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3" table:style-name="ce1">
              <text:p>263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7">
              <text:p>std_logic_vec max(n, m+1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4" table:style-name="ce1">
              <text:p>264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57">
              <text:p>std_logic_vec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5" table:style-name="ce1">
              <text:p>265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57">
              <text:p>std_logic_vec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6" table:style-name="ce1">
              <text:p>266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57">
              <text:p>std_logic_vec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7" table:style-name="ce1">
              <text:p>267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57">
              <text:p>std_logic_vec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8" table:style-name="ce1">
              <text:p>268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51">
              <text:p>std_logic_vec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69" table:style-name="ce1">
              <text:p>269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70" table:style-name="ce1">
              <text:p>270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51">
              <text:p>std_logic_vec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71" table:style-name="ce1">
              <text:p>271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m</text:p>
            </table:table-cell>
            <table:table-cell table:number-columns-repeated="16379"/>
          </table:table-row>
        </table:table-row-group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2">
            <text:p>- (binary)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office:value-type="string" table:style-name="ce53">
            <text:p>unsigned max(n, m)</text:p>
          </table:table-cell>
          <table:table-cell table:number-columns-repeated="16379"/>
        </table:table-row>
        <table:table-row-group table:display="false">
          <table:table-row table:style-name="ro1" table:visibility="collapse">
            <table:table-cell office:value-type="float" office:value="249" table:style-name="ce1">
              <text:p>249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3">
              <text:p>signed max(n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0" table:style-name="ce1">
              <text:p>250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3">
              <text:p>signed max(n+1, m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1" table:style-name="ce1">
              <text:p>251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3">
              <text:p>signed max(n, m+1)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2" table:style-name="ce1">
              <text:p>25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2">
              <text:p>un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3" table:style-name="ce1">
              <text:p>253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un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4" table:style-name="ce1">
              <text:p>254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2">
              <text:p>signed n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5" table:style-name="ce1">
              <text:p>255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signed m</text:p>
            </table:table-cell>
            <table:table-cell table:number-columns-repeated="16379"/>
          </table:table-row>
          <table:table-row table:style-name="ro1" table:visibility="collapse">
            <table:table-cell office:value-type="float" office:value="256" table:style-name="ce1">
              <text:p>256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2">
              <text:p>unsigned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57" table:style-name="ce1">
              <text:p>257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unsigned m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58" table:style-name="ce1">
              <text:p>258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2">
              <text:p>signed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59" table:style-name="ce1">
              <text:p>259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signed m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2" table:style-name="ce1">
              <text:p>27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max(n, m)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3" table:style-name="ce1">
              <text:p>273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max(n, m)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4" table:style-name="ce1">
              <text:p>274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max(n+1, m)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5" table:style-name="ce1">
              <text:p>275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max(n, m+1)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6" table:style-name="ce1">
              <text:p>276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51">
              <text:p>std_logic_vec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7" table:style-name="ce1">
              <text:p>277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m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8" table:style-name="ce1">
              <text:p>278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51">
              <text:p>std_logic_vec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79" table:style-name="ce1">
              <text:p>279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m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80" table:style-name="ce1">
              <text:p>280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51">
              <text:p>std_logic_vec n</text:p>
            </table:table-cell>
            <table:table-cell table:style-name="ce1"/>
            <table:table-cell office:value-type="string" table:style-name="ce2">
              <text:p>B is signed?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281" table:style-name="ce1">
              <text:p>281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unsigned m</text:p>
            </table:table-cell>
            <table:table-cell office:value-type="string" table:style-name="ce51">
              <text:p>std_logic_vec m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82" table:style-name="ce1">
              <text:p>282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td_ulogic</text:p>
            </table:table-cell>
            <table:table-cell office:value-type="string" table:style-name="ce51">
              <text:p>std_logic_vec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283" table:style-name="ce1">
              <text:p>283</text:p>
            </table:table-cell>
            <table:table-cell table:style-name="ce2"/>
            <table:table-cell office:value-type="string" table:style-name="ce2">
              <text:p>std_ulogic</text:p>
            </table:table-cell>
            <table:table-cell office:value-type="string" table:style-name="ce2">
              <text:p>signed m</text:p>
            </table:table-cell>
            <table:table-cell office:value-type="string" table:style-name="ce51">
              <text:p>std_logic_vec m</text:p>
            </table:table-cell>
            <table:table-cell table:number-columns-repeated="16379" table:style-name="ce1"/>
          </table:table-row>
        </table:table-row-group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2">
            <text:p>+ (unary)</text:p>
          </table:table-cell>
          <table:table-cell office:value-type="string" table:style-name="ce2">
            <text:p>unsigned n</text:p>
          </table:table-cell>
          <table:table-cell table:style-name="ce2"/>
          <table:table-cell office:value-type="string" table:style-name="ce2">
            <text:p>unsigned n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table:style-name="ce2"/>
          <table:table-cell office:value-type="string" table:style-name="ce2">
            <text:p>signed n</text:p>
          </table:table-cell>
          <table:table-cell table:style-name="ce2"/>
          <table:table-cell office:value-type="string" table:style-name="ce2">
            <text:p>signed n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2">
            <text:p>- (unary)</text:p>
          </table:table-cell>
          <table:table-cell office:value-type="string" table:style-name="ce2">
            <text:p>signed n</text:p>
          </table:table-cell>
          <table:table-cell table:style-name="ce2"/>
          <table:table-cell office:value-type="string" table:style-name="ce2">
            <text:p>signed n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2">
            <text:p>ABS</text:p>
          </table:table-cell>
          <table:table-cell office:value-type="string" table:style-name="ce2">
            <text:p>signed n</text:p>
          </table:table-cell>
          <table:table-cell table:style-name="ce2"/>
          <table:table-cell office:value-type="string" table:style-name="ce2">
            <text:p>signed n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2">
            <text:p>+ (unary)</text:p>
          </table:table-cell>
          <table:table-cell office:value-type="string" table:style-name="ce2">
            <text:p>unsigned n</text:p>
          </table:table-cell>
          <table:table-cell table:style-name="ce2"/>
          <table:table-cell office:value-type="string" table:style-name="ce51">
            <text:p>std_logic_vec n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table:style-name="ce2"/>
          <table:table-cell office:value-type="string" table:style-name="ce2">
            <text:p>signed n</text:p>
          </table:table-cell>
          <table:table-cell table:style-name="ce2"/>
          <table:table-cell office:value-type="string" table:style-name="ce51">
            <text:p>std_logic_vec n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2">
            <text:p>- (unary)</text:p>
          </table:table-cell>
          <table:table-cell office:value-type="string" table:style-name="ce2">
            <text:p>signed n</text:p>
          </table:table-cell>
          <table:table-cell table:style-name="ce2"/>
          <table:table-cell office:value-type="string" table:style-name="ce51">
            <text:p>std_logic_vec n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2">
            <text:p>ABS</text:p>
          </table:table-cell>
          <table:table-cell table:number-columns-repeated="3" table:style-name="ce2"/>
          <table:table-cell table:number-columns-repeated="16379"/>
        </table:table-row>
        <table:table-row table:style-name="ro1" table:visibility="collapse">
          <table:table-cell table:style-name="ce59"/>
          <table:table-cell office:value-type="string" table:style-name="ce60">
            <text:p>UNSIGNED_RETURN_BOOLEAN</text:p>
          </table:table-cell>
          <table:table-cell table:number-columns-repeated="3" table:style-name="ce60"/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SIGNED_RETURN_BOOLEAN</text:p>
          </table:table-cell>
          <table:table-cell table:number-columns-repeated="3" table:style-name="ce60"/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is_less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n</text:p>
          </table:table-cell>
          <table:table-cell table:style-name="ce60"/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is_less_or_equal</text:p>
          </table:table-cell>
          <table:table-cell office:value-type="string" table:style-name="ce60">
            <text:p>signed n</text:p>
          </table:table-cell>
          <table:table-cell office:value-type="string" table:style-name="ce60">
            <text:p>signed n</text:p>
          </table:table-cell>
          <table:table-cell table:style-name="ce60"/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unsigned_is_less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n</text:p>
          </table:table-cell>
          <table:table-cell table:style-name="ce60"/>
          <table:table-cell table:number-columns-repeated="16379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unsigned_is_less_or_equal</text:p>
          </table:table-cell>
          <table:table-cell office:value-type="string" table:style-name="ce60">
            <text:p>unsigned n</text:p>
          </table:table-cell>
          <table:table-cell office:value-type="string" table:style-name="ce60">
            <text:p>unsigned n</text:p>
          </table:table-cell>
          <table:table-cell table:style-name="ce60"/>
          <table:table-cell table:number-columns-repeated="16379" table:style-name="ce5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2">
            <text:p>&lt;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table:style-name="ce2"/>
          <table:table-cell table:number-columns-repeated="16379"/>
        </table:table-row>
        <table:table-row-group table:display="false">
          <table:table-row table:style-name="ro1" table:visibility="collapse">
            <table:table-cell office:value-type="float" office:value="306" table:style-name="ce1">
              <text:p>306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table:style-name="ce2"/>
            <table:table-cell table:number-columns-repeated="16379"/>
          </table:table-row>
          <table:table-row table:style-name="ro1" table:visibility="collapse">
            <table:table-cell office:value-type="float" office:value="307" table:style-name="ce1">
              <text:p>307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08" table:style-name="ce1">
              <text:p>308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09" table:style-name="ce1">
              <text:p>309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10" table:style-name="ce1">
              <text:p>310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49">
              <text:p>A is converted to signed m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11" table:style-name="ce1">
              <text:p>311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12" table:style-name="ce1">
              <text:p>312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49">
              <text:p>A is converted to signed m</text:p>
            </table:table-cell>
            <table:table-cell table:number-columns-repeated="16379" table:style-name="ce1"/>
          </table:table-row>
        </table:table-row-group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2">
            <text:p>&lt;=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table:style-name="ce2"/>
          <table:table-cell table:number-columns-repeated="16379" table:style-name="ce1"/>
        </table:table-row>
        <table:table-row-group table:display="false">
          <table:table-row table:style-name="ro1" table:visibility="collapse">
            <table:table-cell office:value-type="float" office:value="315" table:style-name="ce1">
              <text:p>315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16" table:style-name="ce1">
              <text:p>316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17" table:style-name="ce1">
              <text:p>317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18" table:style-name="ce1">
              <text:p>318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19" table:style-name="ce1">
              <text:p>319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49">
              <text:p>A is converted to signed m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20" table:style-name="ce1">
              <text:p>320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21" table:style-name="ce1">
              <text:p>321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49">
              <text:p>A is converted to signed m</text:p>
            </table:table-cell>
            <table:table-cell table:number-columns-repeated="16379" table:style-name="ce1"/>
          </table:table-row>
        </table:table-row-group>
        <table:table-row table:style-name="ro1">
          <table:table-cell office:value-type="string" table:style-name="ce1">
            <text:p>323..330</text:p>
          </table:table-cell>
          <table:table-cell office:value-type="string" table:style-name="ce2">
            <text:p>&gt;</text:p>
          </table:table-cell>
          <table:table-cell table:number-columns-repeated="3" table:style-name="ce2"/>
          <table:table-cell table:style-name="ce1"/>
          <table:table-cell office:value-type="string" table:style-name="ce1">
            <text:p>same as &lt;, but A,B exchang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2..339</text:p>
          </table:table-cell>
          <table:table-cell office:value-type="string" table:style-name="ce2">
            <text:p>&gt;=</text:p>
          </table:table-cell>
          <table:table-cell table:number-columns-repeated="3" table:style-name="ce2"/>
          <table:table-cell table:style-name="ce1"/>
          <table:table-cell office:value-type="string" table:style-name="ce1">
            <text:p>same as &lt;=, but A,B exchanged</text:p>
          </table:table-cell>
          <table:table-cell table:number-columns-repeated="16377"/>
        </table:table-row>
        <table:table-row table:style-name="ro1" table:visibility="collapse">
          <table:table-cell table:style-name="ce59"/>
          <table:table-cell office:value-type="string" table:style-name="ce60">
            <text:p>bitwise_eql</text:p>
          </table:table-cell>
          <table:table-cell office:value-type="string" table:style-name="ce60">
            <text:p>std_logic_vec n</text:p>
          </table:table-cell>
          <table:table-cell office:value-type="string" table:style-name="ce60">
            <text:p>std_logic_vec n</text:p>
          </table:table-cell>
          <table:table-cell table:style-name="ce60"/>
          <table:table-cell table:style-name="ce59"/>
          <table:table-cell office:value-type="string" table:style-name="ce59">
            <text:p>bitwise equ.</text:p>
          </table:table-cell>
          <table:table-cell table:number-columns-repeated="16377" table:style-name="ce59"/>
        </table:table-row>
        <table:table-row table:style-name="ro1" table:visibility="collapse">
          <table:table-cell table:style-name="ce59"/>
          <table:table-cell office:value-type="string" table:style-name="ce60">
            <text:p>bitwise_neg</text:p>
          </table:table-cell>
          <table:table-cell office:value-type="string" table:style-name="ce60">
            <text:p>std_logic_vec n</text:p>
          </table:table-cell>
          <table:table-cell office:value-type="string" table:style-name="ce60">
            <text:p>std_logic_vec n</text:p>
          </table:table-cell>
          <table:table-cell table:style-name="ce60"/>
          <table:table-cell table:style-name="ce59"/>
          <table:table-cell office:value-type="string" table:style-name="ce59">
            <text:p>bitwise not equ.</text:p>
          </table:table-cell>
          <table:table-cell table:number-columns-repeated="16377" table:style-name="ce5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2">
            <text:p>=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table:style-name="ce2"/>
          <table:table-cell table:number-columns-repeated="16379" table:style-name="ce1"/>
        </table:table-row>
        <table:table-row-group table:display="false">
          <table:table-row table:style-name="ro1" table:visibility="collapse">
            <table:table-cell office:value-type="float" office:value="342" table:style-name="ce1">
              <text:p>342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signed m</text:p>
            </table:table-cell>
            <table:table-cell table:style-name="ce2"/>
            <table:table-cell table:number-columns-repeated="16379" table:style-name="ce1"/>
          </table:table-row>
          <table:table-row table:style-name="ro1" table:visibility="collapse">
            <table:table-cell office:value-type="float" office:value="343" table:style-name="ce1">
              <text:p>343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signed m</text:p>
            </table:table-cell>
            <table:table-cell office:value-type="string" table:style-name="ce2">
              <text:p>A and B are converted to signed max(n+1, m)</text:p>
            </table:table-cell>
            <table:table-cell table:style-name="ce1"/>
            <table:table-cell office:value-type="string" table:style-name="ce49">
              <text:p>comparison is bitwise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44" table:style-name="ce1">
              <text:p>344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unsigned m</text:p>
            </table:table-cell>
            <table:table-cell office:value-type="string" table:style-name="ce2">
              <text:p>A and B are converted to signed max(n+1, m)</text:p>
            </table:table-cell>
            <table:table-cell table:style-name="ce1"/>
            <table:table-cell office:value-type="string" table:style-name="ce49">
              <text:p>comparison is bitwise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45" table:style-name="ce1">
              <text:p>345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46" table:style-name="ce1">
              <text:p>346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unsigned m</text:p>
            </table:table-cell>
            <table:table-cell office:value-type="string" table:style-name="ce49">
              <text:p>A is converted to signed m+1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47" table:style-name="ce1">
              <text:p>347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office:value-type="string" table:style-name="ce2">
              <text:p>integer</text:p>
            </table:table-cell>
            <table:table-cell office:value-type="string" table:style-name="ce49">
              <text:p>B is converted to signed n</text:p>
            </table:table-cell>
            <table:table-cell table:number-columns-repeated="16379" table:style-name="ce1"/>
          </table:table-row>
          <table:table-row table:style-name="ro1" table:visibility="collapse">
            <table:table-cell office:value-type="float" office:value="348" table:style-name="ce1">
              <text:p>348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2">
              <text:p>signed m</text:p>
            </table:table-cell>
            <table:table-cell office:value-type="string" table:style-name="ce49">
              <text:p>A is converted to signed m</text:p>
            </table:table-cell>
            <table:table-cell table:number-columns-repeated="16379" table:style-name="ce1"/>
          </table:table-row>
        </table:table-row-group>
        <table:table-row table:style-name="ro1">
          <table:table-cell office:value-type="string" table:style-name="ce1">
            <text:p>350..357</text:p>
          </table:table-cell>
          <table:table-cell office:value-type="string" table:style-name="ce2">
            <text:p>/=</text:p>
          </table:table-cell>
          <table:table-cell table:number-columns-repeated="3" table:style-name="ce2"/>
          <table:table-cell table:style-name="ce1"/>
          <table:table-cell office:value-type="string" table:style-name="ce1">
            <text:p>same as =, but negated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2">
            <text:p>SHL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office:value-type="string" table:style-name="ce2">
            <text:p>unsigned n</text:p>
          </table:table-cell>
          <table:table-cell table:number-columns-repeated="16379" table:style-name="ce1"/>
        </table:table-row>
        <table:table-row table:style-name="ro1">
          <table:table-cell office:value-type="float" office:value="359" table:style-name="ce1">
            <text:p>359</text:p>
          </table:table-cell>
          <table:table-cell table:style-name="ce2"/>
          <table:table-cell office:value-type="string" table:style-name="ce2">
            <text:p>signed n</text:p>
          </table:table-cell>
          <table:table-cell office:value-type="string" table:style-name="ce2">
            <text:p>unsigned m</text:p>
          </table:table-cell>
          <table:table-cell office:value-type="string" table:style-name="ce2">
            <text:p>signed n</text:p>
          </table:table-cell>
          <table:table-cell table:number-columns-repeated="16379" table:style-name="ce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2">
            <text:p>SHR</text:p>
          </table:table-cell>
          <table:table-cell office:value-type="string" table:style-name="ce2">
            <text:p>unsigned n</text:p>
          </table:table-cell>
          <table:table-cell office:value-type="string" table:style-name="ce2">
            <text:p>unsigned m</text:p>
          </table:table-cell>
          <table:table-cell office:value-type="string" table:style-name="ce2">
            <text:p>unsigned n</text:p>
          </table:table-cell>
          <table:table-cell table:number-columns-repeated="16379" table:style-name="ce1"/>
        </table:table-row>
        <table:table-row table:style-name="ro1">
          <table:table-cell office:value-type="float" office:value="361" table:style-name="ce1">
            <text:p>361</text:p>
          </table:table-cell>
          <table:table-cell table:style-name="ce2"/>
          <table:table-cell office:value-type="string" table:style-name="ce2">
            <text:p>signed n</text:p>
          </table:table-cell>
          <table:table-cell office:value-type="string" table:style-name="ce2">
            <text:p>unsigned m</text:p>
          </table:table-cell>
          <table:table-cell office:value-type="string" table:style-name="ce2">
            <text:p>signed n</text:p>
          </table:table-cell>
          <table:table-cell table:number-columns-repeated="16379" table:style-name="ce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2">
            <text:p>CONV_INTEGER</text:p>
          </table:table-cell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integer</text:p>
          </table:table-cell>
          <table:table-cell table:number-columns-repeated="16379" table:style-name="ce1"/>
        </table:table-row>
        <table:table-row-group table:display="false">
          <table:table-row table:style-name="ro1" table:visibility="collapse">
            <table:table-cell office:value-type="float" office:value="366" table:style-name="ce1">
              <text:p>366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1">
              <text:p>SYN_UNSIGNED_TO_INTEGER</text:p>
            </table:table-cell>
            <table:table-cell office:value-type="string" table:style-name="ce1">
              <text:p>failure if too large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67" table:style-name="ce1">
              <text:p>367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table:style-name="ce2"/>
            <table:table-cell office:value-type="string" table:style-name="ce2">
              <text:p>integer</text:p>
            </table:table-cell>
            <table:table-cell office:value-type="string" table:style-name="ce1">
              <text:p>SYN_SIGNED_TO_INTEGER</text:p>
            </table:table-cell>
            <table:table-cell office:value-type="string" table:style-name="ce1">
              <text:p>failure if too large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70" table:style-name="ce1">
              <text:p>370</text:p>
            </table:table-cell>
            <table:table-cell table:style-name="ce1"/>
            <table:table-cell office:value-type="string" table:style-name="ce2">
              <text:p>std_ulogic</text:p>
            </table:table-cell>
            <table:table-cell table:style-name="ce2"/>
            <table:table-cell office:value-type="string" table:style-name="ce2">
              <text:p>small_int</text:p>
            </table:table-cell>
            <table:table-cell table:style-name="ce1"/>
            <table:table-cell office:value-type="string" table:style-name="ce1">
              <text:p>failure if too large</text:p>
            </table:table-cell>
            <table:table-cell table:number-columns-repeated="16377"/>
          </table:table-row>
        </table:table-row-group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2">
            <text:p>CONV_UNSIGNED</text:p>
          </table:table-cell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unsigned B</text:p>
          </table:table-cell>
          <table:table-cell office:value-type="string" table:style-name="ce1">
            <text:p>SYN_INTEGER_TO_UNSIGNED</text:p>
          </table:table-cell>
          <table:table-cell office:value-type="string" table:style-name="ce49">
            <text:p>cut MSBs</text:p>
          </table:table-cell>
          <table:table-cell table:number-columns-repeated="16377"/>
        </table:table-row>
        <table:table-row-group table:display="false">
          <table:table-row table:style-name="ro1" table:visibility="collapse">
            <table:table-cell office:value-type="float" office:value="372" table:style-name="ce1">
              <text:p>37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table:style-name="ce2"/>
            <table:table-cell office:value-type="string" table:style-name="ce2">
              <text:p>unsigned B</text:p>
            </table:table-cell>
            <table:table-cell office:value-type="string" table:style-name="ce1">
              <text:p>SYN_ZERO_EXTEND</text:p>
            </table:table-cell>
            <table:table-cell office:value-type="string" table:style-name="ce49">
              <text:p>cut MSBs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73" table:style-name="ce1">
              <text:p>373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table:style-name="ce2"/>
            <table:table-cell office:value-type="string" table:style-name="ce2">
              <text:p>unsigned B</text:p>
            </table:table-cell>
            <table:table-cell office:value-type="string" table:style-name="ce1">
              <text:p>SYN_SIGN_EXTEND</text:p>
            </table:table-cell>
            <table:table-cell office:value-type="string" table:style-name="ce49">
              <text:p>reinterprete, cut MSBs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75" table:style-name="ce1">
              <text:p>375</text:p>
            </table:table-cell>
            <table:table-cell table:style-name="ce1"/>
            <table:table-cell office:value-type="string" table:style-name="ce2">
              <text:p>std_ulogic</text:p>
            </table:table-cell>
            <table:table-cell table:style-name="ce2"/>
            <table:table-cell office:value-type="string" table:style-name="ce2">
              <text:p>unsigned B</text:p>
            </table:table-cell>
            <table:table-cell office:value-type="string" table:style-name="ce1">
              <text:p>SYN_ZERO_EXTEND</text:p>
            </table:table-cell>
            <table:table-cell table:style-name="ce58"/>
            <table:table-cell table:number-columns-repeated="16377"/>
          </table:table-row>
        </table:table-row-group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2">
            <text:p>CONV_SIGNED</text:p>
          </table:table-cell>
          <table:table-cell office:value-type="string" table:style-name="ce2">
            <text:p>integer</text:p>
          </table:table-cell>
          <table:table-cell table:style-name="ce2"/>
          <table:table-cell office:value-type="string" table:style-name="ce2">
            <text:p>signed B</text:p>
          </table:table-cell>
          <table:table-cell office:value-type="string" table:style-name="ce1">
            <text:p>SYN_INTEGER_TO_SIGNED</text:p>
          </table:table-cell>
          <table:table-cell office:value-type="string" table:style-name="ce49">
            <text:p>cut MSBs</text:p>
          </table:table-cell>
          <table:table-cell table:number-columns-repeated="16377"/>
        </table:table-row>
        <table:table-row-group table:display="false">
          <table:table-row table:style-name="ro1" table:visibility="collapse">
            <table:table-cell office:value-type="float" office:value="377" table:style-name="ce1">
              <text:p>377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table:style-name="ce2"/>
            <table:table-cell office:value-type="string" table:style-name="ce2">
              <text:p>signed B</text:p>
            </table:table-cell>
            <table:table-cell office:value-type="string" table:style-name="ce1">
              <text:p>SYN_ZERO_EXTEND</text:p>
            </table:table-cell>
            <table:table-cell office:value-type="string" table:style-name="ce49">
              <text:p>reinterprete, cut MSBs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78" table:style-name="ce1">
              <text:p>378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table:style-name="ce2"/>
            <table:table-cell office:value-type="string" table:style-name="ce2">
              <text:p>signed B</text:p>
            </table:table-cell>
            <table:table-cell office:value-type="string" table:style-name="ce1">
              <text:p>SYN_SIGN_EXTEND</text:p>
            </table:table-cell>
            <table:table-cell office:value-type="string" table:style-name="ce49">
              <text:p>cut MSBs, sign is correct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80" table:style-name="ce1">
              <text:p>380</text:p>
            </table:table-cell>
            <table:table-cell table:style-name="ce1"/>
            <table:table-cell office:value-type="string" table:style-name="ce2">
              <text:p>std_ulogic</text:p>
            </table:table-cell>
            <table:table-cell table:style-name="ce2"/>
            <table:table-cell office:value-type="string" table:style-name="ce2">
              <text:p>signed B</text:p>
            </table:table-cell>
            <table:table-cell office:value-type="string" table:style-name="ce1">
              <text:p>SYN_ZERO_EXTEND</text:p>
            </table:table-cell>
            <table:table-cell table:style-name="ce58"/>
            <table:table-cell table:number-columns-repeated="16377"/>
          </table:table-row>
        </table:table-row-group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2">
            <text:p>CONV_STD_LOGIC_VECTOR</text:p>
          </table:table-cell>
          <table:table-cell office:value-type="string" table:style-name="ce2">
            <text:p>integer</text:p>
          </table:table-cell>
          <table:table-cell table:style-name="ce2"/>
          <table:table-cell office:value-type="string" table:style-name="ce51">
            <text:p>std_logic_vec B</text:p>
          </table:table-cell>
          <table:table-cell office:value-type="string" table:style-name="ce1">
            <text:p>SYN_INTEGER_TO_SIGNED</text:p>
          </table:table-cell>
          <table:table-cell office:value-type="string" table:style-name="ce49">
            <text:p>cut MSBs</text:p>
          </table:table-cell>
          <table:table-cell table:number-columns-repeated="16377"/>
        </table:table-row>
        <table:table-row-group table:display="false">
          <table:table-row table:style-name="ro1" table:visibility="collapse">
            <table:table-cell office:value-type="float" office:value="382" table:style-name="ce1">
              <text:p>382</text:p>
            </table:table-cell>
            <table:table-cell table:style-name="ce2"/>
            <table:table-cell office:value-type="string" table:style-name="ce2">
              <text:p>unsigned n</text:p>
            </table:table-cell>
            <table:table-cell table:style-name="ce2"/>
            <table:table-cell office:value-type="string" table:style-name="ce51">
              <text:p>std_logic_vec B</text:p>
            </table:table-cell>
            <table:table-cell office:value-type="string" table:style-name="ce1">
              <text:p>SYN_ZERO_EXTEND</text:p>
            </table:table-cell>
            <table:table-cell office:value-type="string" table:style-name="ce49">
              <text:p>cut MSBs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83" table:style-name="ce1">
              <text:p>383</text:p>
            </table:table-cell>
            <table:table-cell table:style-name="ce2"/>
            <table:table-cell office:value-type="string" table:style-name="ce2">
              <text:p>signed n</text:p>
            </table:table-cell>
            <table:table-cell table:style-name="ce2"/>
            <table:table-cell office:value-type="string" table:style-name="ce51">
              <text:p>std_logic_vec B</text:p>
            </table:table-cell>
            <table:table-cell office:value-type="string" table:style-name="ce1">
              <text:p>SYN_SIGN_EXTEND</text:p>
            </table:table-cell>
            <table:table-cell office:value-type="string" table:style-name="ce49">
              <text:p>cut MSBs, sign is correct</text:p>
            </table:table-cell>
            <table:table-cell table:number-columns-repeated="16377"/>
          </table:table-row>
          <table:table-row table:style-name="ro1" table:visibility="collapse">
            <table:table-cell office:value-type="float" office:value="384" table:style-name="ce1">
              <text:p>384</text:p>
            </table:table-cell>
            <table:table-cell table:style-name="ce1"/>
            <table:table-cell office:value-type="string" table:style-name="ce2">
              <text:p>std_ulogic</text:p>
            </table:table-cell>
            <table:table-cell table:style-name="ce2"/>
            <table:table-cell office:value-type="string" table:style-name="ce51">
              <text:p>std_logic_vec B</text:p>
            </table:table-cell>
            <table:table-cell office:value-type="string" table:style-name="ce1">
              <text:p>SYN_ZERO_EXTEND</text:p>
            </table:table-cell>
            <table:table-cell table:number-columns-repeated="16378" table:style-name="ce1"/>
          </table:table-row>
        </table:table-row-group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EXT</text:p>
          </table:table-cell>
          <table:table-cell office:value-type="string" table:style-name="ce1">
            <text:p>std_logic_vec n</text:p>
          </table:table-cell>
          <table:table-cell table:style-name="ce1"/>
          <table:table-cell office:value-type="string" table:style-name="ce52">
            <text:p>std_logic_vec B</text:p>
          </table:table-cell>
          <table:table-cell table:number-columns-repeated="16379" table:style-name="ce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SXT</text:p>
          </table:table-cell>
          <table:table-cell office:value-type="string" table:style-name="ce1">
            <text:p>std_logic_vec n</text:p>
          </table:table-cell>
          <table:table-cell table:style-name="ce1"/>
          <table:table-cell office:value-type="string" table:style-name="ce52">
            <text:p>std_logic_vec B</text:p>
          </table:table-cell>
          <table:table-cell table:number-columns-repeated="16379"/>
        </table:table-row>
        <table:table-row table:number-rows-repeated="1048431" table:style-name="ro1">
          <table:table-cell table:number-columns-repeated="16384"/>
        </table:table-row>
      </table:table>
      <table:table table:name="numeric_std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-group table:display="false">
          <table:table-column table:style-name="co15" table:default-cell-style-name="ce1" table:visibility="collapse"/>
        </table:table-column-group>
        <table:table-column table:style-name="co16" table:default-cell-style-name="ce1"/>
        <table:table-column-group table:display="false">
          <table:table-column table:style-name="co17" table:default-cell-style-name="ce1" table:visibility="collapse"/>
        </table:table-column-group>
        <table:table-column table:style-name="co18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63">
            <text:p>Meaning:</text:p>
          </table:table-cell>
          <table:table-cell office:value-type="string" table:style-name="ce51">
            <text:p>function not recommented</text:p>
          </table:table-cell>
          <table:table-cell table:number-columns-repeated="16382" table:style-name="ce1"/>
        </table:table-row>
        <table:table-row table:style-name="ro1">
          <table:table-cell table:style-name="ce63"/>
          <table:table-cell office:value-type="string" table:style-name="ce64">
            <text:p>dangerous behaviour</text:p>
          </table:table-cell>
          <table:table-cell table:number-columns-repeated="16382" table:style-name="ce1"/>
        </table:table-row>
        <table:table-row table:style-name="ro1">
          <table:table-cell table:style-name="ce63"/>
          <table:table-cell office:value-type="string" table:style-name="ce59">
            <text:p>internal function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3"/>
          <table:table-cell table:number-columns-repeated="16382" table:style-name="ce1"/>
        </table:table-row>
        <table:table-row table:style-name="ro1">
          <table:table-cell office:value-type="string" table:style-name="ce1">
            <text:p>func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(result2)</text:p>
          </table:table-cell>
          <table:table-cell office:value-type="string" table:style-name="ce2">
            <text:p>comment</text:p>
          </table:table-cell>
          <table:table-cell table:number-columns-repeated="16376"/>
        </table:table-row>
        <table:table-row-group table:display="false">
          <table:table-row table:style-name="ro1" table:visibility="collapse">
            <table:table-cell table:style-name="ce78"/>
            <table:table-cell office:value-type="string" table:style-name="ce79">
              <text:p>MAX</text:p>
            </table:table-cell>
            <table:table-cell office:value-type="string" table:style-name="ce79">
              <text:p>integer</text:p>
            </table:table-cell>
            <table:table-cell office:value-type="string" table:style-name="ce79">
              <text:p>integer</text:p>
            </table:table-cell>
            <table:table-cell table:style-name="ce79"/>
            <table:table-cell office:value-type="string" table:style-name="ce79">
              <text:p>integer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MIN</text:p>
            </table:table-cell>
            <table:table-cell office:value-type="string" table:style-name="ce79">
              <text:p>integer</text:p>
            </table:table-cell>
            <table:table-cell office:value-type="string" table:style-name="ce79">
              <text:p>integer</text:p>
            </table:table-cell>
            <table:table-cell table:style-name="ce79"/>
            <table:table-cell office:value-type="string" table:style-name="ce79">
              <text:p>integer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SIGNED_NUM_BITS</text:p>
            </table:table-cell>
            <table:table-cell office:value-type="string" table:style-name="ce79">
              <text:p>integer</text:p>
            </table:table-cell>
            <table:table-cell table:number-columns-repeated="2" table:style-name="ce79"/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number of bits needed to represent A as signed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UNSIGNED_NUM_BITS</text:p>
            </table:table-cell>
            <table:table-cell office:value-type="string" table:style-name="ce79">
              <text:p>natural</text:p>
            </table:table-cell>
            <table:table-cell table:number-columns-repeated="2" table:style-name="ce79"/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number of bits needed to represent A as unsigned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ADD_UNSIGNED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std_logic</text:p>
            </table:table-cell>
            <table:table-cell office:value-type="string" table:style-name="ce79">
              <text:p>unsigned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ADD_SIGNED</text:p>
            </table:table-cell>
            <table:table-cell office:value-type="string" table:style-name="ce79">
              <text:p>signed n</text:p>
            </table:table-cell>
            <table:table-cell office:value-type="string" table:style-name="ce79">
              <text:p>signed n</text:p>
            </table:table-cell>
            <table:table-cell office:value-type="string" table:style-name="ce79">
              <text:p>std_logic</text:p>
            </table:table-cell>
            <table:table-cell office:value-type="string" table:style-name="ce79">
              <text:p>signed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DIVMOD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unsigned m</text:p>
            </table:table-cell>
            <table:table-cell table:style-name="ce79"/>
            <table:table-cell office:value-type="string" table:style-name="ce79">
              <text:p>unsigned max(n, m)</text:p>
            </table:table-cell>
            <table:table-cell office:value-type="string" table:style-name="ce79">
              <text:p>unsigned n+1</text:p>
            </table:table-cell>
            <table:table-cell office:value-type="string" table:style-name="ce79">
              <text:p>the results are "resize"d to the given output variables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XSLL</text:p>
            </table:table-cell>
            <table:table-cell office:value-type="string" table:style-name="ce79">
              <text:p>std_logic_vec n</text:p>
            </table:table-cell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std_logic_vec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XSRL</text:p>
            </table:table-cell>
            <table:table-cell office:value-type="string" table:style-name="ce79">
              <text:p>std_logic_vec n</text:p>
            </table:table-cell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std_logic_vec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XSRA</text:p>
            </table:table-cell>
            <table:table-cell office:value-type="string" table:style-name="ce79">
              <text:p>std_logic_vec n</text:p>
            </table:table-cell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std_logic_vec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XROL</text:p>
            </table:table-cell>
            <table:table-cell office:value-type="string" table:style-name="ce79">
              <text:p>std_logic_vec n</text:p>
            </table:table-cell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std_logic_vec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XROR</text:p>
            </table:table-cell>
            <table:table-cell office:value-type="string" table:style-name="ce79">
              <text:p>std_logic_vec n</text:p>
            </table:table-cell>
            <table:table-cell office:value-type="string" table:style-name="ce79">
              <text:p>natural</text:p>
            </table:table-cell>
            <table:table-cell table:style-name="ce79"/>
            <table:table-cell office:value-type="string" table:style-name="ce79">
              <text:p>std_logic_vec n</text:p>
            </table:table-cell>
            <table:table-cell table:number-columns-repeated="2" table:style-name="ce79"/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UNSIGNED_EQUAL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un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SIGNED_EQUAL</text:p>
            </table:table-cell>
            <table:table-cell office:value-type="string" table:style-name="ce79">
              <text:p>signed n</text:p>
            </table:table-cell>
            <table:table-cell office:value-type="string" table:style-name="ce79">
              <text:p>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UNSIGNED_LESS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un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,<text:s/><text:span text:style-name="T3">to be checked, what this means! (lexicographical comparison?)</text:span>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SIGNED_LESS</text:p>
            </table:table-cell>
            <table:table-cell office:value-type="string" table:style-name="ce79">
              <text:p>signed n</text:p>
            </table:table-cell>
            <table:table-cell office:value-type="string" table:style-name="ce79">
              <text:p>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,<text:s/><text:span text:style-name="T3">to be checked, what this means!</text:span>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UNSIGNED_LESS_OR_EQUAL</text:p>
            </table:table-cell>
            <table:table-cell office:value-type="string" table:style-name="ce79">
              <text:p>unsigned n</text:p>
            </table:table-cell>
            <table:table-cell office:value-type="string" table:style-name="ce79">
              <text:p>un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,<text:s/><text:span text:style-name="T3">to be checked, what this means!</text:span></text:p>
            </table:table-cell>
            <table:table-cell table:number-columns-repeated="16376" table:style-name="ce78"/>
          </table:table-row>
          <table:table-row table:style-name="ro1" table:visibility="collapse">
            <table:table-cell table:style-name="ce78"/>
            <table:table-cell office:value-type="string" table:style-name="ce79">
              <text:p>SIGNED_LESS_OR_EQUAL</text:p>
            </table:table-cell>
            <table:table-cell office:value-type="string" table:style-name="ce79">
              <text:p>signed n</text:p>
            </table:table-cell>
            <table:table-cell office:value-type="string" table:style-name="ce79">
              <text:p>signed n</text:p>
            </table:table-cell>
            <table:table-cell table:style-name="ce79"/>
            <table:table-cell office:value-type="string" table:style-name="ce79">
              <text:p>boolean</text:p>
            </table:table-cell>
            <table:table-cell table:style-name="ce79"/>
            <table:table-cell office:value-type="string" table:style-name="ce79">
              <text:p>compares std_logic_vec of A and B,<text:s/><text:span text:style-name="T3">to be checked, what this means!</text:span></text:p>
            </table:table-cell>
            <table:table-cell table:number-columns-repeated="16376" table:style-name="ce78"/>
          </table:table-row>
        </table:table-row-group>
        <table:table-row table:style-name="ro1">
          <table:table-cell office:value-type="string" table:style-name="ce1">
            <text:p>A.1</text:p>
          </table:table-cell>
          <table:table-cell office:value-type="string" table:style-name="ce1">
            <text:p>abs</text:p>
          </table:table-cell>
          <table:table-cell office:value-type="string" table:style-name="ce1">
            <text:p>signed n</text:p>
          </table:table-cell>
          <table:table-cell table:number-columns-repeated="2" table:style-name="ce1"/>
          <table:table-cell office:value-type="string" table:style-name="ce1">
            <text:p>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.2</text:p>
          </table:table-cell>
          <table:table-cell office:value-type="string" table:style-name="ce2">
            <text:p>- (unary)</text:p>
          </table:table-cell>
          <table:table-cell office:value-type="string" table:style-name="ce1">
            <text:p>signed n</text:p>
          </table:table-cell>
          <table:table-cell table:number-columns-repeated="2" table:style-name="ce1"/>
          <table:table-cell office:value-type="string" table:style-name="ce1">
            <text:p>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.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 max(n, m)</text:p>
          </table:table-cell>
          <table:table-cell table:number-columns-repeated="16378" table:style-name="ce1"/>
        </table:table-row>
        <table:table-row-group table:display="false">
          <table:table-row table:style-name="ro1" table:visibility="collapse">
            <table:table-cell office:value-type="string" table:style-name="ce1">
              <text:p>A.4</text:p>
            </table:table-cell>
            <table:table-cell office:value-type="string" table:style-name="ce1">
              <text:p>+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max(n, m)</text:p>
            </table:table-cell>
            <table:table-cell table:number-columns-repeated="16378" table:style-name="ce1"/>
          </table:table-row>
          <table:table-row table:style-name="ro1" table:visibility="collapse">
            <table:table-cell office:value-type="string" table:style-name="ce1">
              <text:p>A.5</text:p>
            </table:table-cell>
            <table:table-cell office:value-type="string" table:style-name="ce1">
              <text:p>+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 n</text:p>
            </table:table-cell>
            <table:table-cell table:style-name="ce1"/>
            <table:table-cell office:value-type="string" table:style-name="ce49">
              <text:p>B is converted to un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6</text:p>
            </table:table-cell>
            <table:table-cell office:value-type="string" table:style-name="ce1">
              <text:p>+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49">
              <text:p>A is converted to unsigned m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7</text:p>
            </table:table-cell>
            <table:table-cell office:value-type="string" table:style-name="ce1">
              <text:p>+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 n</text:p>
            </table:table-cell>
            <table:table-cell table:style-name="ce1"/>
            <table:table-cell office:value-type="string" table:style-name="ce49">
              <text:p>B is converted to 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8</text:p>
            </table:table-cell>
            <table:table-cell office:value-type="string" table:style-name="ce1">
              <text:p>+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49">
              <text:p>A is converted to signed m</text:p>
            </table:table-cell>
            <table:table-cell table:number-columns-repeated="16376"/>
          </table:table-row>
        </table:table-row-group>
        <table:table-row table:style-name="ro1">
          <table:table-cell office:value-type="string" table:style-name="ce1">
            <text:p>A.9</text:p>
          </table:table-cell>
          <table:table-cell office:value-type="string" table:style-name="ce2">
            <text:p>- (binary)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 max(n, m)</text:p>
          </table:table-cell>
          <table:table-cell table:number-columns-repeated="16378" table:style-name="ce1"/>
        </table:table-row>
        <table:table-row-group table:display="false">
          <table:table-row table:style-name="ro1" table:visibility="collapse">
            <table:table-cell office:value-type="string" table:style-name="ce1">
              <text:p>A.10</text:p>
            </table:table-cell>
            <table:table-cell office:value-type="string" table:style-name="ce2">
              <text:p>- (binary)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max(n, m)</text:p>
            </table:table-cell>
            <table:table-cell table:number-columns-repeated="16378" table:style-name="ce1"/>
          </table:table-row>
          <table:table-row table:style-name="ro1" table:visibility="collapse">
            <table:table-cell office:value-type="string" table:style-name="ce1">
              <text:p>A.11</text:p>
            </table:table-cell>
            <table:table-cell office:value-type="string" table:style-name="ce2">
              <text:p>- (binary)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 n</text:p>
            </table:table-cell>
            <table:table-cell table:style-name="ce1"/>
            <table:table-cell office:value-type="string" table:style-name="ce49">
              <text:p>B is converted to un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12</text:p>
            </table:table-cell>
            <table:table-cell office:value-type="string" table:style-name="ce2">
              <text:p>- (binary)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49">
              <text:p>A is converted to unsigned m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13</text:p>
            </table:table-cell>
            <table:table-cell office:value-type="string" table:style-name="ce2">
              <text:p>- (binary)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 n</text:p>
            </table:table-cell>
            <table:table-cell table:style-name="ce1"/>
            <table:table-cell office:value-type="string" table:style-name="ce49">
              <text:p>B is converted to 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14</text:p>
            </table:table-cell>
            <table:table-cell office:value-type="string" table:style-name="ce2">
              <text:p>- (binary)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49">
              <text:p>A is converted to signed m</text:p>
            </table:table-cell>
            <table:table-cell table:number-columns-repeated="16376"/>
          </table:table-row>
        </table:table-row-group>
        <table:table-row table:style-name="ro1">
          <table:table-cell office:value-type="string" table:style-name="ce1">
            <text:p>A.15</text:p>
          </table:table-cell>
          <table:table-cell office:value-type="string" table:style-name="ce1">
            <text:p>*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 n+m</text:p>
          </table:table-cell>
          <table:table-cell table:number-columns-repeated="16378" table:style-name="ce1"/>
        </table:table-row>
        <table:table-row-group table:display="false">
          <table:table-row table:style-name="ro1" table:visibility="collapse">
            <table:table-cell office:value-type="string" table:style-name="ce1">
              <text:p>A.16</text:p>
            </table:table-cell>
            <table:table-cell office:value-type="string" table:style-name="ce1">
              <text:p>*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n+m</text:p>
            </table:table-cell>
            <table:table-cell table:number-columns-repeated="16378" table:style-name="ce1"/>
          </table:table-row>
          <table:table-row table:style-name="ro1" table:visibility="collapse">
            <table:table-cell office:value-type="string" table:style-name="ce1">
              <text:p>A.17</text:p>
            </table:table-cell>
            <table:table-cell office:value-type="string" table:style-name="ce1">
              <text:p>*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 2n</text:p>
            </table:table-cell>
            <table:table-cell table:style-name="ce1"/>
            <table:table-cell office:value-type="string" table:style-name="ce49">
              <text:p>B is converted to un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18</text:p>
            </table:table-cell>
            <table:table-cell office:value-type="string" table:style-name="ce1">
              <text:p>*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 2m</text:p>
            </table:table-cell>
            <table:table-cell table:style-name="ce1"/>
            <table:table-cell office:value-type="string" table:style-name="ce49">
              <text:p>A is converted to unsigned m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19</text:p>
            </table:table-cell>
            <table:table-cell office:value-type="string" table:style-name="ce1">
              <text:p>*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 2n</text:p>
            </table:table-cell>
            <table:table-cell table:style-name="ce1"/>
            <table:table-cell office:value-type="string" table:style-name="ce49">
              <text:p>B is converted to signed n</text:p>
            </table:table-cell>
            <table:table-cell table:number-columns-repeated="16376"/>
          </table:table-row>
          <table:table-row table:style-name="ro1" table:visibility="collapse">
            <table:table-cell office:value-type="string" table:style-name="ce1">
              <text:p>A.20</text:p>
            </table:table-cell>
            <table:table-cell office:value-type="string" table:style-name="ce1">
              <text:p>*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 2m</text:p>
            </table:table-cell>
            <table:table-cell table:style-name="ce1"/>
            <table:table-cell office:value-type="string" table:style-name="ce49">
              <text:p>A is converted to signed m</text:p>
            </table:table-cell>
            <table:table-cell table:number-columns-repeated="16376"/>
          </table:table-row>
        </table:table-row-group>
        <table:table-row table:style-name="ro1">
          <table:table-cell office:value-type="string" table:style-name="ce1">
            <text:p>A.21</text:p>
          </table:table-cell>
          <table:table-cell office:value-type="string" table:style-name="ce1">
            <text:p>/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</text:p>
          </table:table-cell>
          <table:table-cell table:number-columns-repeated="16378" table:style-name="ce1"/>
        </table:table-row>
        <table:table-row-group table:display="false">
          <table:table-row table:style-name="ro1" table:visibility="collapse">
            <table:table-cell office:value-type="string" table:style-name="ce1">
              <text:p>A.22</text:p>
            </table:table-cell>
            <table:table-cell office:value-type="string" table:style-name="ce1">
              <text:p>/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 table:style-name="ce1"/>
          </table:table-row>
          <table:table-row table:style-name="ro1" table:visibility="collapse">
            <table:table-cell office:value-type="string" table:style-name="ce1">
              <text:p>A.23</text:p>
            </table:table-cell>
            <table:table-cell office:value-type="string" table:style-name="ce1">
              <text:p>/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 table:style-name="ce1"/>
          </table:table-row>
          <table:table-row table:style-name="ro1" table:visibility="collapse">
            <table:table-cell office:value-type="string" table:style-name="ce1">
              <text:p>A.24</text:p>
            </table:table-cell>
            <table:table-cell office:value-type="string" table:style-name="ce1">
              <text:p>/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25</text:p>
            </table:table-cell>
            <table:table-cell office:value-type="string" table:style-name="ce1">
              <text:p>/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26</text:p>
            </table:table-cell>
            <table:table-cell office:value-type="string" table:style-name="ce1">
              <text:p>/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A.27</text:p>
          </table:table-cell>
          <table:table-cell office:value-type="string" table:style-name="ce1">
            <text:p>rem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A.28</text:p>
            </table:table-cell>
            <table:table-cell office:value-type="string" table:style-name="ce1">
              <text:p>rem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29</text:p>
            </table:table-cell>
            <table:table-cell office:value-type="string" table:style-name="ce1">
              <text:p>rem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0</text:p>
            </table:table-cell>
            <table:table-cell office:value-type="string" table:style-name="ce1">
              <text:p>rem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1</text:p>
            </table:table-cell>
            <table:table-cell office:value-type="string" table:style-name="ce1">
              <text:p>rem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2</text:p>
            </table:table-cell>
            <table:table-cell office:value-type="string" table:style-name="ce1">
              <text:p>rem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A.33</text:p>
          </table:table-cell>
          <table:table-cell office:value-type="string" table:style-name="ce1">
            <text:p>mod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unsigned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A.34</text:p>
            </table:table-cell>
            <table:table-cell office:value-type="string" table:style-name="ce1">
              <text:p>mod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5</text:p>
            </table:table-cell>
            <table:table-cell office:value-type="string" table:style-name="ce1">
              <text:p>mod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6</text:p>
            </table:table-cell>
            <table:table-cell office:value-type="string" table:style-name="ce1">
              <text:p>mod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un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7</text:p>
            </table:table-cell>
            <table:table-cell office:value-type="string" table:style-name="ce1">
              <text:p>mod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A.38</text:p>
            </table:table-cell>
            <table:table-cell office:value-type="string" table:style-name="ce1">
              <text:p>mod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signed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1</text:p>
          </table:table-cell>
          <table:table-cell office:value-type="string" table:style-name="ce1">
            <text:p>&gt;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2</text:p>
            </table:table-cell>
            <table:table-cell office:value-type="string" table:style-name="ce1">
              <text:p>&gt;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</text:p>
            </table:table-cell>
            <table:table-cell office:value-type="string" table:style-name="ce1">
              <text:p>&gt;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4</text:p>
            </table:table-cell>
            <table:table-cell office:value-type="string" table:style-name="ce1">
              <text:p>&gt;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5</text:p>
            </table:table-cell>
            <table:table-cell office:value-type="string" table:style-name="ce1">
              <text:p>&gt;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6</text:p>
            </table:table-cell>
            <table:table-cell office:value-type="string" table:style-name="ce1">
              <text:p>&gt;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7</text:p>
          </table:table-cell>
          <table:table-cell office:value-type="string" table:style-name="ce1">
            <text:p>&lt;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8</text:p>
            </table:table-cell>
            <table:table-cell office:value-type="string" table:style-name="ce1">
              <text:p>&lt;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9</text:p>
            </table:table-cell>
            <table:table-cell office:value-type="string" table:style-name="ce1">
              <text:p>&lt;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0</text:p>
            </table:table-cell>
            <table:table-cell office:value-type="string" table:style-name="ce1">
              <text:p>&lt;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1</text:p>
            </table:table-cell>
            <table:table-cell office:value-type="string" table:style-name="ce1">
              <text:p>&lt;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2</text:p>
            </table:table-cell>
            <table:table-cell office:value-type="string" table:style-name="ce1">
              <text:p>&lt;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13</text:p>
          </table:table-cell>
          <table:table-cell office:value-type="string" table:style-name="ce1">
            <text:p>&lt;=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14</text:p>
            </table:table-cell>
            <table:table-cell office:value-type="string" table:style-name="ce1">
              <text:p>&lt;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5</text:p>
            </table:table-cell>
            <table:table-cell office:value-type="string" table:style-name="ce1">
              <text:p>&lt;=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6</text:p>
            </table:table-cell>
            <table:table-cell office:value-type="string" table:style-name="ce1">
              <text:p>&lt;=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7</text:p>
            </table:table-cell>
            <table:table-cell office:value-type="string" table:style-name="ce1">
              <text:p>&lt;=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18</text:p>
            </table:table-cell>
            <table:table-cell office:value-type="string" table:style-name="ce1">
              <text:p>&lt;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19</text:p>
          </table:table-cell>
          <table:table-cell office:value-type="string" table:style-name="ce1">
            <text:p>&gt;=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20</text:p>
            </table:table-cell>
            <table:table-cell office:value-type="string" table:style-name="ce1">
              <text:p>&gt;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1</text:p>
            </table:table-cell>
            <table:table-cell office:value-type="string" table:style-name="ce1">
              <text:p>&gt;=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2</text:p>
            </table:table-cell>
            <table:table-cell office:value-type="string" table:style-name="ce1">
              <text:p>&gt;=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3</text:p>
            </table:table-cell>
            <table:table-cell office:value-type="string" table:style-name="ce1">
              <text:p>&gt;=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4</text:p>
            </table:table-cell>
            <table:table-cell office:value-type="string" table:style-name="ce1">
              <text:p>&gt;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25</text:p>
          </table:table-cell>
          <table:table-cell office:value-type="string" table:style-name="ce1">
            <text:p>=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26</text:p>
            </table:table-cell>
            <table:table-cell office:value-type="string" table:style-name="ce1">
              <text:p>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7</text:p>
            </table:table-cell>
            <table:table-cell office:value-type="string" table:style-name="ce1">
              <text:p>=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8</text:p>
            </table:table-cell>
            <table:table-cell office:value-type="string" table:style-name="ce1">
              <text:p>=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29</text:p>
            </table:table-cell>
            <table:table-cell office:value-type="string" table:style-name="ce1">
              <text:p>=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0</text:p>
            </table:table-cell>
            <table:table-cell office:value-type="string" table:style-name="ce1">
              <text:p>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C.31</text:p>
          </table:table-cell>
          <table:table-cell office:value-type="string" table:style-name="ce1">
            <text:p>/=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m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C.32</text:p>
            </table:table-cell>
            <table:table-cell office:value-type="string" table:style-name="ce1">
              <text:p>/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3</text:p>
            </table:table-cell>
            <table:table-cell office:value-type="string" table:style-name="ce1">
              <text:p>/=</text:p>
            </table:table-cell>
            <table:table-cell office:value-type="string" table:style-name="ce1">
              <text:p>natural</text:p>
            </table:table-cell>
            <table:table-cell office:value-type="string" table:style-name="ce1">
              <text:p>un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4</text:p>
            </table:table-cell>
            <table:table-cell office:value-type="string" table:style-name="ce1">
              <text:p>/=</text:p>
            </table:table-cell>
            <table:table-cell office:value-type="string" table:style-name="ce1">
              <text:p>integer</text:p>
            </table:table-cell>
            <table:table-cell office:value-type="string" table:style-name="ce1">
              <text:p>signed m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5</text:p>
            </table:table-cell>
            <table:table-cell office:value-type="string" table:style-name="ce1">
              <text:p>/=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natural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C.36</text:p>
            </table:table-cell>
            <table:table-cell office:value-type="string" table:style-name="ce1">
              <text:p>/=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integer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S.1</text:p>
          </table:table-cell>
          <table:table-cell office:value-type="string" table:style-name="ce1">
            <text:p>SHIFT_LEF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2</text:p>
          </table:table-cell>
          <table:table-cell office:value-type="string" table:style-name="ce1">
            <text:p>SHIFT_RIGH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3</text:p>
          </table:table-cell>
          <table:table-cell office:value-type="string" table:style-name="ce1">
            <text:p>SHIFT_LEF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4</text:p>
          </table:table-cell>
          <table:table-cell office:value-type="string" table:style-name="ce1">
            <text:p>SHIFT_RIGH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5</text:p>
          </table:table-cell>
          <table:table-cell office:value-type="string" table:style-name="ce1">
            <text:p>ROTATE_LEF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6</text:p>
          </table:table-cell>
          <table:table-cell office:value-type="string" table:style-name="ce1">
            <text:p>ROTATE_RIGH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7</text:p>
          </table:table-cell>
          <table:table-cell office:value-type="string" table:style-name="ce1">
            <text:p>ROTATE_LEF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8</text:p>
          </table:table-cell>
          <table:table-cell office:value-type="string" table:style-name="ce1">
            <text:p>ROTATE_RIGH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9</text:p>
          </table:table-cell>
          <table:table-cell office:value-type="string" table:style-name="ce1">
            <text:p>sll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10</text:p>
          </table:table-cell>
          <table:table-cell office:value-type="string" table:style-name="ce1">
            <text:p>sll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11</text:p>
          </table:table-cell>
          <table:table-cell office:value-type="string" table:style-name="ce1">
            <text:p>srl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12</text:p>
          </table:table-cell>
          <table:table-cell office:value-type="string" table:style-name="ce1">
            <text:p>srl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13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.14</text:p>
          </table:table-cell>
          <table:table-cell office:value-type="string" table:style-name="ce1">
            <text:p>rol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.15</text:p>
          </table:table-cell>
          <table:table-cell office:value-type="string" table:style-name="ce1">
            <text:p>ror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.16</text:p>
          </table:table-cell>
          <table:table-cell office:value-type="string" table:style-name="ce1">
            <text:p>ror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.1</text:p>
          </table:table-cell>
          <table:table-cell office:value-type="string" table:style-name="ce1">
            <text:p>TO_INTEGER</text:p>
          </table:table-cell>
          <table:table-cell office:value-type="string" table:style-name="ce1">
            <text:p>unsigned n</text:p>
          </table:table-cell>
          <table:table-cell table:number-columns-repeated="2" table:style-name="ce1"/>
          <table:table-cell office:value-type="string" table:style-name="ce1">
            <text:p>natural</text:p>
          </table:table-cell>
          <table:table-cell table:style-name="ce1"/>
          <table:table-cell office:value-type="string" table:style-name="ce58">
            <text:p>does not check if range of integer is violated<text:s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2</text:p>
          </table:table-cell>
          <table:table-cell office:value-type="string" table:style-name="ce1">
            <text:p>TO_INTEGER</text:p>
          </table:table-cell>
          <table:table-cell office:value-type="string" table:style-name="ce1">
            <text:p>signed n</text:p>
          </table:table-cell>
          <table:table-cell table:number-columns-repeated="2" table:style-name="ce1"/>
          <table:table-cell office:value-type="string" table:style-name="ce1">
            <text:p>integer</text:p>
          </table:table-cell>
          <table:table-cell table:style-name="ce1"/>
          <table:table-cell office:value-type="string" table:style-name="ce58">
            <text:p>does not check if range of integer is violated<text:s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3</text:p>
          </table:table-cell>
          <table:table-cell office:value-type="string" table:style-name="ce1">
            <text:p>TO_UNSIGNED</text:p>
          </table:table-cell>
          <table:table-cell office:value-type="string" table:style-name="ce1">
            <text:p>natural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B</text:p>
          </table:table-cell>
          <table:table-cell table:style-name="ce1"/>
          <table:table-cell office:value-type="string" table:style-name="ce58">
            <text:p>warning if size too sm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4</text:p>
          </table:table-cell>
          <table:table-cell office:value-type="string" table:style-name="ce1">
            <text:p>TO_SIGNE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B</text:p>
          </table:table-cell>
          <table:table-cell table:style-name="ce1"/>
          <table:table-cell office:value-type="string" table:style-name="ce58">
            <text:p>warning if size too sm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.1</text:p>
          </table:table-cell>
          <table:table-cell office:value-type="string" table:style-name="ce1">
            <text:p>RESIZE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signed B</text:p>
          </table:table-cell>
          <table:table-cell table:style-name="ce1"/>
          <table:table-cell office:value-type="string" table:style-name="ce77">
            <text:p><text:span text:style-name="T2">cut msbs</text:span><text:s/>or sign-ext (sign is always right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.2</text:p>
          </table:table-cell>
          <table:table-cell office:value-type="string" table:style-name="ce1">
            <text:p>RESIZE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natural</text:p>
          </table:table-cell>
          <table:table-cell table:style-name="ce1"/>
          <table:table-cell office:value-type="string" table:style-name="ce1">
            <text:p>unsigned B</text:p>
          </table:table-cell>
          <table:table-cell table:style-name="ce1"/>
          <table:table-cell office:value-type="string" table:style-name="ce77">
            <text:p><text:span text:style-name="T2">slice</text:span><text:s/>or zero-ex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.1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3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4</text:p>
          </table:table-cell>
          <table:table-cell office:value-type="string" table:style-name="ce1">
            <text:p>nand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5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6</text:p>
          </table:table-cell>
          <table:table-cell office:value-type="string" table:style-name="ce1">
            <text:p>xor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7</text:p>
          </table:table-cell>
          <table:table-cell office:value-type="string" table:style-name="ce1">
            <text:p>xnor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unsigned n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.8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9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10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11</text:p>
          </table:table-cell>
          <table:table-cell office:value-type="string" table:style-name="ce1">
            <text:p>nand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12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13</text:p>
          </table:table-cell>
          <table:table-cell office:value-type="string" table:style-name="ce1">
            <text:p>xor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.14</text:p>
          </table:table-cell>
          <table:table-cell office:value-type="string" table:style-name="ce1">
            <text:p>xnor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igned n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.1</text:p>
          </table:table-cell>
          <table:table-cell office:value-type="string" table:style-name="ce1">
            <text:p>STD_MATCH</text:p>
          </table:table-cell>
          <table:table-cell office:value-type="string" table:style-name="ce1">
            <text:p>std_ulogic</text:p>
          </table:table-cell>
          <table:table-cell office:value-type="string" table:style-name="ce1">
            <text:p>std_ulogic</text:p>
          </table:table-cell>
          <table:table-cell table:style-name="ce1"/>
          <table:table-cell office:value-type="string" table:style-name="ce1">
            <text:p>boolean</text:p>
          </table:table-cell>
          <table:table-cell table:number-columns-repeated="16378"/>
        </table:table-row>
        <table:table-row-group table:display="false">
          <table:table-row table:style-name="ro1" table:visibility="collapse">
            <table:table-cell office:value-type="string" table:style-name="ce1">
              <text:p>M.2</text:p>
            </table:table-cell>
            <table:table-cell office:value-type="string" table:style-name="ce1">
              <text:p>STD_MATCH</text:p>
            </table:table-cell>
            <table:table-cell office:value-type="string" table:style-name="ce1">
              <text:p>unsigned n</text:p>
            </table:table-cell>
            <table:table-cell office:value-type="string" table:style-name="ce1">
              <text:p>unsigned n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M.3</text:p>
            </table:table-cell>
            <table:table-cell office:value-type="string" table:style-name="ce1">
              <text:p>STD_MATCH</text:p>
            </table:table-cell>
            <table:table-cell office:value-type="string" table:style-name="ce1">
              <text:p>signed n</text:p>
            </table:table-cell>
            <table:table-cell office:value-type="string" table:style-name="ce1">
              <text:p>signed n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M.4</text:p>
            </table:table-cell>
            <table:table-cell office:value-type="string" table:style-name="ce1">
              <text:p>STD_MATCH</text:p>
            </table:table-cell>
            <table:table-cell office:value-type="string" table:style-name="ce1">
              <text:p>std_logic_vec n</text:p>
            </table:table-cell>
            <table:table-cell office:value-type="string" table:style-name="ce1">
              <text:p>std_logic_vec n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  <table:table-row table:style-name="ro1" table:visibility="collapse">
            <table:table-cell office:value-type="string" table:style-name="ce1">
              <text:p>M.5</text:p>
            </table:table-cell>
            <table:table-cell office:value-type="string" table:style-name="ce1">
              <text:p>STD_MATCH</text:p>
            </table:table-cell>
            <table:table-cell office:value-type="string" table:style-name="ce1">
              <text:p>std_ulogic_vec n</text:p>
            </table:table-cell>
            <table:table-cell office:value-type="string" table:style-name="ce1">
              <text:p>std_ulogic_vec n</text:p>
            </table:table-cell>
            <table:table-cell table:style-name="ce1"/>
            <table:table-cell office:value-type="string" table:style-name="ce1">
              <text:p>boolean</text:p>
            </table:table-cell>
            <table:table-cell table:number-columns-repeated="16378"/>
          </table:table-row>
        </table:table-row-group>
        <table:table-row table:style-name="ro1">
          <table:table-cell office:value-type="string" table:style-name="ce1">
            <text:p>T.1</text:p>
          </table:table-cell>
          <table:table-cell office:value-type="string" table:style-name="ce1">
            <text:p>TO_01</text:p>
          </table:table-cell>
          <table:table-cell office:value-type="string" table:style-name="ce1">
            <text:p>unsigned n</text:p>
          </table:table-cell>
          <table:table-cell office:value-type="string" table:style-name="ce1">
            <text:p>std_logic</text:p>
          </table:table-cell>
          <table:table-cell table:style-name="ce1"/>
          <table:table-cell office:value-type="string" table:style-name="ce1">
            <text:p>unsigned 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.2</text:p>
          </table:table-cell>
          <table:table-cell office:value-type="string" table:style-name="ce1">
            <text:p>TO_01</text:p>
          </table:table-cell>
          <table:table-cell office:value-type="string" table:style-name="ce1">
            <text:p>signed n</text:p>
          </table:table-cell>
          <table:table-cell office:value-type="string" table:style-name="ce1">
            <text:p>std_logic</text:p>
          </table:table-cell>
          <table:table-cell table:style-name="ce1"/>
          <table:table-cell office:value-type="string" table:style-name="ce1">
            <text:p>signed n</text:p>
          </table:table-cell>
          <table:table-cell table:number-columns-repeated="16378"/>
        </table:table-row>
        <table:table-row table:number-rows-repeated="10484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ens Schoenherr</meta:initial-creator>
    <dc:creator>Bert Lange</dc:creator>
    <meta:creation-date>2010-02-26T15:05:12Z</meta:creation-date>
    <dc:date>2010-05-06T12:54:27Z</dc:date>
    <meta:print-date>2010-05-06T12:53:47Z</meta:print-date>
    <meta:editing-duration>PT0S</meta:editing-duration>
  </office:meta>
</office:document-meta>
</file>